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/>
    <style:style style:name="ce9" style:family="table-cell" style:parent-style-name="Default" style:data-style-name="N123"/>
    <style:style style:name="ce11" style:family="table-cell" style:parent-style-name="Default" style:data-style-name="N2"/>
    <style:style style:name="ce12" style:family="table-cell" style:parent-style-name="Default" style:data-style-name="N1"/>
    <style:style style:name="ce1" style:family="table-cell" style:parent-style-name="Default">
      <style:table-cell-properties fo:background-color="#a1467e"/>
    </style:style>
    <style:style style:name="ce21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(h)" table:style-name="ta1">
        <table:shapes>
          <draw:frame draw:z-index="0" draw:style-name="gr1" draw:text-style-name="P1" svg:width="6.2925in" svg:height="3.5465in" svg:x="0.2913in" svg:y="12.2815in">
            <draw:object draw:notify-on-update-of-ranges="'Q(h)'.B17:'Q(h)'.B46 'Q(h)'.C17:'Q(h)'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61in" svg:x="13.0059in" svg:y="3.3126in">
            <draw:object draw:notify-on-update-of-ranges="'Q(h)'.I17:'Q(h)'.I39 'Q(h)'.J17:'Q(h)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able_tool_errors</text:p>
          </table:table-cell>
          <table:table-cell table:number-columns-repeated="3"/>
          <table:table-cell table:style-name="Default" office:value-type="string" calcext:value-type="string">
            <text:p>Изначально</text:p>
          </table:table-cell>
          <table:table-cell/>
          <table:table-cell table:style-name="ce1" office:value-type="string" calcext:value-type="string">
            <text:p>CONSANTS</text:p>
          </table:table-cell>
          <table:table-cell table:number-columns-repeated="2"/>
          <table:table-cell office:value-type="string" calcext:value-type="string">
            <text:p>d, м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ибор</text:p>
          </table:table-cell>
          <table:table-cell office:value-type="string" calcext:value-type="string">
            <text:p>Погрешность</text:p>
          </table:table-cell>
          <table:table-cell office:value-type="string" calcext:value-type="string">
            <text:p>Размерность</text:p>
          </table:table-cell>
          <table:table-cell/>
          <table:table-cell table:style-name="Default" office:value-type="string" calcext:value-type="string">
            <text:p>T_0, K</text:p>
          </table:table-cell>
          <table:table-cell table:formula="of:=24.5+273.2" office:value-type="float" office:value="297.7" calcext:value-type="float">
            <text:p>297.7</text:p>
          </table:table-cell>
          <table:table-cell office:value-type="string" calcext:value-type="string">
            <text:p>g, м/с^2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string" calcext:value-type="string">
            <text:p>\nu, Па*с</text:p>
          </table:table-cell>
          <table:table-cell table:number-columns-repeated="2"/>
          <table:table-cell office:value-type="string" calcext:value-type="string">
            <text:p>К защите</text:p>
          </table:table-cell>
          <table:table-cell table:number-columns-repeated="6"/>
          <table:table-cell office:value-type="string" calcext:value-type="string">
            <text:p>К след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\varphi, %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in(alpha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varepsilon</text:p>
          </table:table-cell>
          <table:table-cell table:number-columns-repeated="2"/>
          <table:table-cell office:value-type="string" calcext:value-type="string">
            <text:p>Значть про коэф. Вязкости (почему в одном считаем вязким, а потом нет)</text:p>
          </table:table-cell>
          <table:table-cell table:number-columns-repeated="6"/>
          <table:table-cell office:value-type="string" calcext:value-type="string">
            <text:p>Коэф. Диффузи примесей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P_0, Па</text:p>
          </table:table-cell>
          <table:table-cell table:formula="of:=1004.2*10^2" office:value-type="float" office:value="100420" calcext:value-type="float">
            <text:p>100420</text:p>
          </table:table-cell>
          <table:table-cell office:value-type="string" calcext:value-type="string">
            <text:p>\rho(спирт)</text:p>
          </table:table-cell>
          <table:table-cell table:formula="of:=0.8095*10^3" office:value-type="float" office:value="809.5" calcext:value-type="float">
            <text:p>809.5</text:p>
          </table:table-cell>
          <table:table-cell/>
          <table:table-cell office:value-type="string" calcext:value-type="string">
            <text:p>Re_кр</text:p>
          </table:table-cell>
          <table:table-cell table:number-columns-repeated="2"/>
          <table:table-cell office:value-type="string" calcext:value-type="string">
            <text:p>Линейные участки — по МНК, остальные оставить, качественно оценить почему так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office:value-type="string" calcext:value-type="string">
            <text:p>\mu</text:p>
          </table:table-cell>
          <table:table-cell table:formula="of:=0.029" office:value-type="float" office:value="0.029" calcext:value-type="float">
            <text:p>0.029</text:p>
          </table:table-cell>
          <table:table-cell table:number-columns-repeated="6"/>
          <table:table-cell office:value-type="string" calcext:value-type="string">
            <text:p>Как выводится коэф.вязкости</text:p>
          </table:table-cell>
          <table:table-cell table:number-columns-repeated="2"/>
          <table:table-cell office:value-type="string" calcext:value-type="string">
            <text:p>ИГ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R</text:p>
          </table:table-cell>
          <table:table-cell office:value-type="float" office:value="8.31" calcext:value-type="float">
            <text:p>8.3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office:value-type="string" calcext:value-type="string">
            <text:p>\rho</text:p>
          </table:table-cell>
          <table:table-cell table:style-name="ce11" table:formula="of:=[.F5]*[.F4]/[.F2]/[.F6]" office:value-type="float" office:value="1.17716775260956" calcext:value-type="float">
            <text:p>1.18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igna_x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igma_d</text:p>
          </table:table-cell>
          <table:table-cell table:number-columns-repeated="2"/>
          <table:table-cell office:value-type="string" calcext:value-type="string">
            <text:p>L, с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1, мм</text:p>
          </table:table-cell>
          <table:table-cell table:style-name="ce11" office:value-type="float" office:value="5.25" calcext:value-type="float">
            <text:p>5.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h, м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2, мм</text:p>
          </table:table-cell>
          <table:table-cell table:style-name="ce11" office:value-type="float" office:value="3" calcext:value-type="float">
            <text:p>3.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Q, л/мин</text:p>
          </table:table-cell>
          <table:table-cell office:value-type="float" office:value="0.003" calcext:value-type="float">
            <text:p>0.00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3, мм</text:p>
          </table:table-cell>
          <table:table-cell table:style-name="ce11" office:value-type="float" office:value="3.9" calcext:value-type="float">
            <text:p>3.90</text:p>
          </table:table-cell>
          <table:table-cell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P=\rho*g*h*sina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Q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Для d_3</text:p>
          </table:table-cell>
          <table:covered-table-cell table:number-columns-repeated="3"/>
          <table:covered-table-cell table:style-name="Default"/>
          <table:table-cell table:number-columns-repeated="4"/>
          <table:table-cell office:value-type="string" calcext:value-type="string">
            <text:p>d_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(среднее)</text:p>
          </table:table-cell>
          <table:table-cell office:value-type="string" calcext:value-type="string">
            <text:p>проверка на линейность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table:style-name="ce3" office:value-type="string" calcext:value-type="string">
            <text:p>$\Delta P,\;Па$</text:p>
          </table:table-cell>
          <table:table-cell table:style-name="Default" office:value-type="string" calcext:value-type="string">
            <text:p>$Q/h,\;10^{-3}\cdot м^2/c$</text:p>
          </table:table-cell>
          <table:table-cell office:value-type="string" calcext:value-type="string">
            <text:p>$Q/h,\;л/(мм\cdot мин)$</text:p>
          </table:table-cell>
          <table:table-cell/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table:style-name="ce3" office:value-type="string" calcext:value-type="string">
            <text:p>$\Delta P,\;Па$</text:p>
          </table:table-cell>
          <table:table-cell office:value-type="string" calcext:value-type="string">
            <text:p>$Q/h,\;10^{-3}\cdot м^2/c$</text:p>
          </table:table-cell>
          <table:table-cell office:value-type="string" calcext:value-type="string">
            <text:p>$Q/h,\;л/(мм\cdot мин)$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341" calcext:value-type="float">
            <text:p>0.341</text:p>
          </table:table-cell>
          <table:table-cell table:style-name="ce10" table:formula="of:=[.$H$4]*[.$H$2]*[.B17]/1000*[.$H$3]" office:value-type="float" office:value="7.941195" calcext:value-type="float">
            <text:p>7.9</text:p>
          </table:table-cell>
          <table:table-cell table:formula="of:=[.F17]/60*10^3" office:value-type="float" office:value="1.13666666666667" calcext:value-type="float">
            <text:p>1.14</text:p>
          </table:table-cell>
          <table:table-cell table:style-name="ce9" table:formula="of:=[.C17]/[.B17]" office:value-type="float" office:value="0.0682" calcext:value-type="float">
            <text:p>0.0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969" calcext:value-type="float">
            <text:p>1.969</text:p>
          </table:table-cell>
          <table:table-cell table:style-name="ce10" table:formula="of:=[.$H$4]*[.$H$2]*[.I17]/1000*[.$H$3]" office:value-type="float" office:value="14.294151" calcext:value-type="float">
            <text:p>14.3</text:p>
          </table:table-cell>
          <table:table-cell table:style-name="ce11" table:formula="of:=[.M17]/60*10^3" office:value-type="float" office:value="3.6462962962963" calcext:value-type="float">
            <text:p>3.65</text:p>
          </table:table-cell>
          <table:table-cell table:style-name="ce9" table:formula="of:=[.J17]/[.I17]" office:value-type="float" office:value="0.218777777777778" calcext:value-type="float">
            <text:p>0.2188</text:p>
          </table:table-cell>
          <table:table-cell table:number-columns-repeated="7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table:formula="of:=[.B17]+5" office:value-type="float" office:value="10" calcext:value-type="float">
            <text:p>10</text:p>
          </table:table-cell>
          <table:table-cell table:style-name="ce7" office:value-type="float" office:value="0.683" calcext:value-type="float">
            <text:p>0.683</text:p>
          </table:table-cell>
          <table:table-cell table:style-name="ce10" table:formula="of:=[.$H$4]*[.$H$2]*[.B18]/1000*[.$H$3]" office:value-type="float" office:value="15.88239" calcext:value-type="float">
            <text:p>15.9</text:p>
          </table:table-cell>
          <table:table-cell table:formula="of:=[.F18]/60*10^3" office:value-type="float" office:value="1.13833333333333" calcext:value-type="float">
            <text:p>1.14</text:p>
          </table:table-cell>
          <table:table-cell table:style-name="ce9" table:formula="of:=[.C18]/[.B18]" office:value-type="float" office:value="0.0683" calcext:value-type="float">
            <text:p>0.0683</text:p>
          </table:table-cell>
          <table:table-cell/>
          <table:table-cell table:formula="of:=[.H17]+1" office:value-type="float" office:value="2" calcext:value-type="float">
            <text:p>2</text:p>
          </table:table-cell>
          <table:table-cell table:formula="of:=[.I17]+5" office:value-type="float" office:value="14" calcext:value-type="float">
            <text:p>14</text:p>
          </table:table-cell>
          <table:table-cell table:style-name="ce7" office:value-type="float" office:value="3.106" calcext:value-type="float">
            <text:p>3.106</text:p>
          </table:table-cell>
          <table:table-cell table:style-name="ce10" table:formula="of:=[.$H$4]*[.$H$2]*[.I18]/1000*[.$H$3]" office:value-type="float" office:value="22.235346" calcext:value-type="float">
            <text:p>22.2</text:p>
          </table:table-cell>
          <table:table-cell table:style-name="ce11" table:formula="of:=[.M18]/60*10^3" office:value-type="float" office:value="3.69761904761905" calcext:value-type="float">
            <text:p>3.70</text:p>
          </table:table-cell>
          <table:table-cell table:style-name="ce9" table:formula="of:=[.J18]/[.I18]" office:value-type="float" office:value="0.221857142857143" calcext:value-type="float">
            <text:p>0.2219</text:p>
          </table:table-cell>
          <table:table-cell table:number-columns-repeated="7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formula="of:=[.B18]+5" office:value-type="float" office:value="15" calcext:value-type="float">
            <text:p>15</text:p>
          </table:table-cell>
          <table:table-cell table:style-name="ce7" office:value-type="float" office:value="1" calcext:value-type="float">
            <text:p>1.000</text:p>
          </table:table-cell>
          <table:table-cell table:style-name="ce10" table:formula="of:=[.$H$4]*[.$H$2]*[.B19]/1000*[.$H$3]" office:value-type="float" office:value="23.823585" calcext:value-type="float">
            <text:p>23.8</text:p>
          </table:table-cell>
          <table:table-cell table:formula="of:=[.F19]/60*10^3" office:value-type="float" office:value="1.11111111111111" calcext:value-type="float">
            <text:p>1.11</text:p>
          </table:table-cell>
          <table:table-cell table:style-name="ce9" table:formula="of:=[.C19]/[.B19]" office:value-type="float" office:value="0.0666666666666667" calcext:value-type="float">
            <text:p>0.0667</text:p>
          </table:table-cell>
          <table:table-cell/>
          <table:table-cell table:formula="of:=[.H18]+1" office:value-type="float" office:value="3" calcext:value-type="float">
            <text:p>3</text:p>
          </table:table-cell>
          <table:table-cell table:formula="of:=[.I18]+5" office:value-type="float" office:value="19" calcext:value-type="float">
            <text:p>19</text:p>
          </table:table-cell>
          <table:table-cell table:style-name="ce7" office:value-type="float" office:value="4.171" calcext:value-type="float">
            <text:p>4.171</text:p>
          </table:table-cell>
          <table:table-cell table:style-name="ce10" table:formula="of:=[.$H$4]*[.$H$2]*[.I19]/1000*[.$H$3]" office:value-type="float" office:value="30.176541" calcext:value-type="float">
            <text:p>30.2</text:p>
          </table:table-cell>
          <table:table-cell table:style-name="ce11" table:formula="of:=[.M19]/60*10^3" office:value-type="float" office:value="3.65877192982456" calcext:value-type="float">
            <text:p>3.66</text:p>
          </table:table-cell>
          <table:table-cell table:style-name="ce9" table:formula="of:=[.J19]/[.I19]" office:value-type="float" office:value="0.219526315789474" calcext:value-type="float">
            <text:p>0.2195</text:p>
          </table:table-cell>
          <table:table-cell table:number-columns-repeated="7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formula="of:=[.B19]+5" office:value-type="float" office:value="20" calcext:value-type="float">
            <text:p>20</text:p>
          </table:table-cell>
          <table:table-cell table:style-name="ce7" office:value-type="float" office:value="1.353" calcext:value-type="float">
            <text:p>1.353</text:p>
          </table:table-cell>
          <table:table-cell table:style-name="ce10" table:formula="of:=[.$H$4]*[.$H$2]*[.B20]/1000*[.$H$3]" office:value-type="float" office:value="31.76478" calcext:value-type="float">
            <text:p>31.8</text:p>
          </table:table-cell>
          <table:table-cell table:formula="of:=[.F20]/60*10^3" office:value-type="float" office:value="1.1275" calcext:value-type="float">
            <text:p>1.13</text:p>
          </table:table-cell>
          <table:table-cell table:style-name="ce9" table:formula="of:=[.C20]/[.B20]" office:value-type="float" office:value="0.06765" calcext:value-type="float">
            <text:p>0.0677</text:p>
          </table:table-cell>
          <table:table-cell/>
          <table:table-cell table:formula="of:=[.H19]+1" office:value-type="float" office:value="4" calcext:value-type="float">
            <text:p>4</text:p>
          </table:table-cell>
          <table:table-cell table:formula="of:=[.I19]+5" office:value-type="float" office:value="24" calcext:value-type="float">
            <text:p>24</text:p>
          </table:table-cell>
          <table:table-cell table:style-name="ce7" office:value-type="float" office:value="5.223" calcext:value-type="float">
            <text:p>5.223</text:p>
          </table:table-cell>
          <table:table-cell table:style-name="ce10" table:formula="of:=[.$H$4]*[.$H$2]*[.I20]/1000*[.$H$3]" office:value-type="float" office:value="38.117736" calcext:value-type="float">
            <text:p>38.1</text:p>
          </table:table-cell>
          <table:table-cell table:style-name="ce11" table:formula="of:=[.M20]/60*10^3" office:value-type="float" office:value="3.62708333333333" calcext:value-type="float">
            <text:p>3.63</text:p>
          </table:table-cell>
          <table:table-cell table:style-name="ce9" table:formula="of:=[.J20]/[.I20]" office:value-type="float" office:value="0.217625" calcext:value-type="float">
            <text:p>0.2176</text:p>
          </table:table-cell>
          <table:table-cell table:number-columns-repeated="7"/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formula="of:=[.B20]+5" office:value-type="float" office:value="25" calcext:value-type="float">
            <text:p>25</text:p>
          </table:table-cell>
          <table:table-cell table:style-name="ce7" office:value-type="float" office:value="1.667" calcext:value-type="float">
            <text:p>1.667</text:p>
          </table:table-cell>
          <table:table-cell table:style-name="ce10" table:formula="of:=[.$H$4]*[.$H$2]*[.B21]/1000*[.$H$3]" office:value-type="float" office:value="39.705975" calcext:value-type="float">
            <text:p>39.7</text:p>
          </table:table-cell>
          <table:table-cell table:formula="of:=[.F21]/60*10^3" office:value-type="float" office:value="1.11133333333333" calcext:value-type="float">
            <text:p>1.11</text:p>
          </table:table-cell>
          <table:table-cell table:style-name="ce9" table:formula="of:=[.C21]/[.B21]" office:value-type="float" office:value="0.06668" calcext:value-type="float">
            <text:p>0.0667</text:p>
          </table:table-cell>
          <table:table-cell/>
          <table:table-cell table:formula="of:=[.H20]+1" office:value-type="float" office:value="5" calcext:value-type="float">
            <text:p>5</text:p>
          </table:table-cell>
          <table:table-cell table:formula="of:=[.I20]+5" office:value-type="float" office:value="29" calcext:value-type="float">
            <text:p>29</text:p>
          </table:table-cell>
          <table:table-cell table:style-name="ce7" office:value-type="float" office:value="6.293" calcext:value-type="float">
            <text:p>6.293</text:p>
          </table:table-cell>
          <table:table-cell table:style-name="ce10" table:formula="of:=[.$H$4]*[.$H$2]*[.I21]/1000*[.$H$3]" office:value-type="float" office:value="46.058931" calcext:value-type="float">
            <text:p>46.1</text:p>
          </table:table-cell>
          <table:table-cell table:style-name="ce11" table:formula="of:=[.M21]/60*10^3" office:value-type="float" office:value="3.61666666666667" calcext:value-type="float">
            <text:p>3.62</text:p>
          </table:table-cell>
          <table:table-cell table:style-name="ce9" table:formula="of:=[.J21]/[.I21]" office:value-type="float" office:value="0.217" calcext:value-type="float">
            <text:p>0.2170</text:p>
          </table:table-cell>
          <table:table-cell table:number-columns-repeated="7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formula="of:=[.B21]+5" office:value-type="float" office:value="30" calcext:value-type="float">
            <text:p>30</text:p>
          </table:table-cell>
          <table:table-cell table:style-name="ce7" office:value-type="float" office:value="1.989" calcext:value-type="float">
            <text:p>1.989</text:p>
          </table:table-cell>
          <table:table-cell table:style-name="ce10" table:formula="of:=[.$H$4]*[.$H$2]*[.B22]/1000*[.$H$3]" office:value-type="float" office:value="47.64717" calcext:value-type="float">
            <text:p>47.6</text:p>
          </table:table-cell>
          <table:table-cell table:formula="of:=[.F22]/60*10^3" office:value-type="float" office:value="1.105" calcext:value-type="float">
            <text:p>1.11</text:p>
          </table:table-cell>
          <table:table-cell table:style-name="ce9" table:formula="of:=[.C22]/[.B22]" office:value-type="float" office:value="0.0663" calcext:value-type="float">
            <text:p>0.0663</text:p>
          </table:table-cell>
          <table:table-cell/>
          <table:table-cell table:formula="of:=[.H21]+1" office:value-type="float" office:value="6" calcext:value-type="float">
            <text:p>6</text:p>
          </table:table-cell>
          <table:table-cell table:formula="of:=[.I21]+5" office:value-type="float" office:value="34" calcext:value-type="float">
            <text:p>34</text:p>
          </table:table-cell>
          <table:table-cell table:style-name="ce7" office:value-type="float" office:value="7.226" calcext:value-type="float">
            <text:p>7.226</text:p>
          </table:table-cell>
          <table:table-cell table:style-name="ce10" table:formula="of:=[.$H$4]*[.$H$2]*[.I22]/1000*[.$H$3]" office:value-type="float" office:value="54.000126" calcext:value-type="float">
            <text:p>54.0</text:p>
          </table:table-cell>
          <table:table-cell table:style-name="ce11" table:formula="of:=[.M22]/60*10^3" office:value-type="float" office:value="3.5421568627451" calcext:value-type="float">
            <text:p>3.54</text:p>
          </table:table-cell>
          <table:table-cell table:style-name="ce9" table:formula="of:=[.J22]/[.I22]" office:value-type="float" office:value="0.212529411764706" calcext:value-type="float">
            <text:p>0.2125</text:p>
          </table:table-cell>
          <table:table-cell table:number-columns-repeated="7"/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formula="of:=[.B22]+5" office:value-type="float" office:value="35" calcext:value-type="float">
            <text:p>35</text:p>
          </table:table-cell>
          <table:table-cell table:style-name="ce7" office:value-type="float" office:value="2.286" calcext:value-type="float">
            <text:p>2.286</text:p>
          </table:table-cell>
          <table:table-cell table:style-name="ce10" table:formula="of:=[.$H$4]*[.$H$2]*[.B23]/1000*[.$H$3]" office:value-type="float" office:value="55.588365" calcext:value-type="float">
            <text:p>55.6</text:p>
          </table:table-cell>
          <table:table-cell table:formula="of:=[.F23]/60*10^3" office:value-type="float" office:value="1.08857142857143" calcext:value-type="float">
            <text:p>1.09</text:p>
          </table:table-cell>
          <table:table-cell table:style-name="ce9" table:formula="of:=[.C23]/[.B23]" office:value-type="float" office:value="0.0653142857142857" calcext:value-type="float">
            <text:p>0.0653</text:p>
          </table:table-cell>
          <table:table-cell/>
          <table:table-cell table:formula="of:=[.H22]+1" office:value-type="float" office:value="7" calcext:value-type="float">
            <text:p>7</text:p>
          </table:table-cell>
          <table:table-cell table:formula="of:=[.I22]+10" office:value-type="float" office:value="44" calcext:value-type="float">
            <text:p>44</text:p>
          </table:table-cell>
          <table:table-cell table:style-name="ce7" office:value-type="float" office:value="7.838" calcext:value-type="float">
            <text:p>7.838</text:p>
          </table:table-cell>
          <table:table-cell table:style-name="ce10" table:formula="of:=[.$H$4]*[.$H$2]*[.I23]/1000*[.$H$3]" office:value-type="float" office:value="69.882516" calcext:value-type="float">
            <text:p>69.9</text:p>
          </table:table-cell>
          <table:table-cell table:style-name="ce11" table:formula="of:=[.M23]/60*10^3" office:value-type="float" office:value="2.96893939393939" calcext:value-type="float">
            <text:p>2.97</text:p>
          </table:table-cell>
          <table:table-cell table:style-name="ce9" table:formula="of:=[.J23]/[.I23]" office:value-type="float" office:value="0.178136363636364" calcext:value-type="float">
            <text:p>0.1781</text:p>
          </table:table-cell>
          <table:table-cell table:number-columns-repeated="7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formula="of:=[.B23]+5" office:value-type="float" office:value="40" calcext:value-type="float">
            <text:p>40</text:p>
          </table:table-cell>
          <table:table-cell table:style-name="ce7" office:value-type="float" office:value="2.636" calcext:value-type="float">
            <text:p>2.636</text:p>
          </table:table-cell>
          <table:table-cell table:style-name="ce10" table:formula="of:=[.$H$4]*[.$H$2]*[.B24]/1000*[.$H$3]" office:value-type="float" office:value="63.52956" calcext:value-type="float">
            <text:p>63.5</text:p>
          </table:table-cell>
          <table:table-cell table:formula="of:=[.F24]/60*10^3" office:value-type="float" office:value="1.09833333333333" calcext:value-type="float">
            <text:p>1.10</text:p>
          </table:table-cell>
          <table:table-cell table:style-name="ce9" table:formula="of:=[.C24]/[.B24]" office:value-type="float" office:value="0.0659" calcext:value-type="float">
            <text:p>0.0659</text:p>
          </table:table-cell>
          <table:table-cell/>
          <table:table-cell table:formula="of:=[.H23]+1" office:value-type="float" office:value="8" calcext:value-type="float">
            <text:p>8</text:p>
          </table:table-cell>
          <table:table-cell table:formula="of:=[.I23]+10" office:value-type="float" office:value="54" calcext:value-type="float">
            <text:p>54</text:p>
          </table:table-cell>
          <table:table-cell table:style-name="ce7" office:value-type="float" office:value="8.311" calcext:value-type="float">
            <text:p>8.311</text:p>
          </table:table-cell>
          <table:table-cell table:style-name="ce10" table:formula="of:=[.$H$4]*[.$H$2]*[.I24]/1000*[.$H$3]" office:value-type="float" office:value="85.764906" calcext:value-type="float">
            <text:p>85.8</text:p>
          </table:table-cell>
          <table:table-cell table:style-name="ce11" table:formula="of:=[.M24]/60*10^3" office:value-type="float" office:value="2.56512345679012" calcext:value-type="float">
            <text:p>2.57</text:p>
          </table:table-cell>
          <table:table-cell table:style-name="ce9" table:formula="of:=[.J24]/[.I24]" office:value-type="float" office:value="0.153907407407407" calcext:value-type="float">
            <text:p>0.1539</text:p>
          </table:table-cell>
          <table:table-cell table:number-columns-repeated="7"/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formula="of:=[.B24]+5" office:value-type="float" office:value="45" calcext:value-type="float">
            <text:p>45</text:p>
          </table:table-cell>
          <table:table-cell table:style-name="ce7" office:value-type="float" office:value="2.937" calcext:value-type="float">
            <text:p>2.937</text:p>
          </table:table-cell>
          <table:table-cell table:style-name="ce10" table:formula="of:=[.$H$4]*[.$H$2]*[.B25]/1000*[.$H$3]" office:value-type="float" office:value="71.470755" calcext:value-type="float">
            <text:p>71.5</text:p>
          </table:table-cell>
          <table:table-cell table:formula="of:=[.F25]/60*10^3" office:value-type="float" office:value="1.08777777777778" calcext:value-type="float">
            <text:p>1.09</text:p>
          </table:table-cell>
          <table:table-cell table:style-name="ce9" table:formula="of:=[.C25]/[.B25]" office:value-type="float" office:value="0.0652666666666667" calcext:value-type="float">
            <text:p>0.0653</text:p>
          </table:table-cell>
          <table:table-cell/>
          <table:table-cell table:formula="of:=[.H24]+1" office:value-type="float" office:value="9" calcext:value-type="float">
            <text:p>9</text:p>
          </table:table-cell>
          <table:table-cell table:formula="of:=[.I24]+10" office:value-type="float" office:value="64" calcext:value-type="float">
            <text:p>64</text:p>
          </table:table-cell>
          <table:table-cell table:style-name="ce7" office:value-type="float" office:value="8.748" calcext:value-type="float">
            <text:p>8.748</text:p>
          </table:table-cell>
          <table:table-cell table:style-name="ce10" table:formula="of:=[.$H$4]*[.$H$2]*[.I25]/1000*[.$H$3]" office:value-type="float" office:value="101.647296" calcext:value-type="float">
            <text:p>101.6</text:p>
          </table:table-cell>
          <table:table-cell table:style-name="ce11" table:formula="of:=[.M25]/60*10^3" office:value-type="float" office:value="2.278125" calcext:value-type="float">
            <text:p>2.28</text:p>
          </table:table-cell>
          <table:table-cell table:style-name="ce9" table:formula="of:=[.J25]/[.I25]" office:value-type="float" office:value="0.1366875" calcext:value-type="float">
            <text:p>0.1367</text:p>
          </table:table-cell>
          <table:table-cell table:number-columns-repeated="7"/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formula="of:=[.B25]+5" office:value-type="float" office:value="50" calcext:value-type="float">
            <text:p>50</text:p>
          </table:table-cell>
          <table:table-cell table:style-name="ce7" office:value-type="float" office:value="3.245" calcext:value-type="float">
            <text:p>3.245</text:p>
          </table:table-cell>
          <table:table-cell table:style-name="ce10" table:formula="of:=[.$H$4]*[.$H$2]*[.B26]/1000*[.$H$3]" office:value-type="float" office:value="79.41195" calcext:value-type="float">
            <text:p>79.4</text:p>
          </table:table-cell>
          <table:table-cell table:formula="of:=[.F26]/60*10^3" office:value-type="float" office:value="1.08166666666667" calcext:value-type="float">
            <text:p>1.08</text:p>
          </table:table-cell>
          <table:table-cell table:style-name="ce9" table:formula="of:=[.C26]/[.B26]" office:value-type="float" office:value="0.0649" calcext:value-type="float">
            <text:p>0.0649</text:p>
          </table:table-cell>
          <table:table-cell/>
          <table:table-cell table:formula="of:=[.H25]+1" office:value-type="float" office:value="10" calcext:value-type="float">
            <text:p>10</text:p>
          </table:table-cell>
          <table:table-cell table:formula="of:=[.I25]+10" office:value-type="float" office:value="74" calcext:value-type="float">
            <text:p>74</text:p>
          </table:table-cell>
          <table:table-cell table:style-name="ce7" office:value-type="float" office:value="9.326" calcext:value-type="float">
            <text:p>9.326</text:p>
          </table:table-cell>
          <table:table-cell table:style-name="ce10" table:formula="of:=[.$H$4]*[.$H$2]*[.I26]/1000*[.$H$3]" office:value-type="float" office:value="117.529686" calcext:value-type="float">
            <text:p>117.5</text:p>
          </table:table-cell>
          <table:table-cell table:style-name="ce11" table:formula="of:=[.M26]/60*10^3" office:value-type="float" office:value="2.10045045045045" calcext:value-type="float">
            <text:p>2.10</text:p>
          </table:table-cell>
          <table:table-cell table:style-name="ce9" table:formula="of:=[.J26]/[.I26]" office:value-type="float" office:value="0.126027027027027" calcext:value-type="float">
            <text:p>0.1260</text:p>
          </table:table-cell>
          <table:table-cell table:number-columns-repeated="7"/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formula="of:=[.B26]+5" office:value-type="float" office:value="55" calcext:value-type="float">
            <text:p>55</text:p>
          </table:table-cell>
          <table:table-cell table:style-name="ce7" office:value-type="float" office:value="3.553" calcext:value-type="float">
            <text:p>3.553</text:p>
          </table:table-cell>
          <table:table-cell table:style-name="ce10" table:formula="of:=[.$H$4]*[.$H$2]*[.B27]/1000*[.$H$3]" office:value-type="float" office:value="87.353145" calcext:value-type="float">
            <text:p>87.4</text:p>
          </table:table-cell>
          <table:table-cell table:formula="of:=[.F27]/60*10^3" office:value-type="float" office:value="1.07666666666667" calcext:value-type="float">
            <text:p>1.08</text:p>
          </table:table-cell>
          <table:table-cell table:style-name="ce9" table:formula="of:=[.C27]/[.B27]" office:value-type="float" office:value="0.0646" calcext:value-type="float">
            <text:p>0.0646</text:p>
          </table:table-cell>
          <table:table-cell/>
          <table:table-cell table:formula="of:=[.H26]+1" office:value-type="float" office:value="11" calcext:value-type="float">
            <text:p>11</text:p>
          </table:table-cell>
          <table:table-cell table:formula="of:=[.I26]+10" office:value-type="float" office:value="84" calcext:value-type="float">
            <text:p>84</text:p>
          </table:table-cell>
          <table:table-cell table:style-name="ce7" office:value-type="float" office:value="9.931" calcext:value-type="float">
            <text:p>9.931</text:p>
          </table:table-cell>
          <table:table-cell table:style-name="ce10" table:formula="of:=[.$H$4]*[.$H$2]*[.I27]/1000*[.$H$3]" office:value-type="float" office:value="133.412076" calcext:value-type="float">
            <text:p>133.4</text:p>
          </table:table-cell>
          <table:table-cell table:style-name="ce11" table:formula="of:=[.M27]/60*10^3" office:value-type="float" office:value="1.97043650793651" calcext:value-type="float">
            <text:p>1.97</text:p>
          </table:table-cell>
          <table:table-cell table:style-name="ce9" table:formula="of:=[.J27]/[.I27]" office:value-type="float" office:value="0.11822619047619" calcext:value-type="float">
            <text:p>0.1182</text:p>
          </table:table-cell>
          <table:table-cell table:number-columns-repeated="7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27]+5" office:value-type="float" office:value="60" calcext:value-type="float">
            <text:p>60</text:p>
          </table:table-cell>
          <table:table-cell table:style-name="ce7" office:value-type="float" office:value="3.864" calcext:value-type="float">
            <text:p>3.864</text:p>
          </table:table-cell>
          <table:table-cell table:style-name="ce10" table:formula="of:=[.$H$4]*[.$H$2]*[.B28]/1000*[.$H$3]" office:value-type="float" office:value="95.29434" calcext:value-type="float">
            <text:p>95.3</text:p>
          </table:table-cell>
          <table:table-cell table:formula="of:=[.F28]/60*10^3" office:value-type="float" office:value="1.07333333333333" calcext:value-type="float">
            <text:p>1.07</text:p>
          </table:table-cell>
          <table:table-cell table:style-name="ce9" table:formula="of:=[.C28]/[.B28]" office:value-type="float" office:value="0.0644" calcext:value-type="float">
            <text:p>0.0644</text:p>
          </table:table-cell>
          <table:table-cell/>
          <table:table-cell table:formula="of:=[.H27]+1" office:value-type="float" office:value="12" calcext:value-type="float">
            <text:p>12</text:p>
          </table:table-cell>
          <table:table-cell table:formula="of:=[.I27]+10" office:value-type="float" office:value="94" calcext:value-type="float">
            <text:p>94</text:p>
          </table:table-cell>
          <table:table-cell table:style-name="ce7" office:value-type="float" office:value="10.497" calcext:value-type="float">
            <text:p>10.497</text:p>
          </table:table-cell>
          <table:table-cell table:style-name="ce10" table:formula="of:=[.$H$4]*[.$H$2]*[.I28]/1000*[.$H$3]" office:value-type="float" office:value="149.294466" calcext:value-type="float">
            <text:p>149.3</text:p>
          </table:table-cell>
          <table:table-cell table:style-name="ce11" table:formula="of:=[.M28]/60*10^3" office:value-type="float" office:value="1.86117021276596" calcext:value-type="float">
            <text:p>1.86</text:p>
          </table:table-cell>
          <table:table-cell table:style-name="ce9" table:formula="of:=[.J28]/[.I28]" office:value-type="float" office:value="0.111670212765957" calcext:value-type="float">
            <text:p>0.1117</text:p>
          </table:table-cell>
          <table:table-cell table:number-columns-repeated="7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28]+5" office:value-type="float" office:value="65" calcext:value-type="float">
            <text:p>65</text:p>
          </table:table-cell>
          <table:table-cell table:style-name="ce7" office:value-type="float" office:value="4.131" calcext:value-type="float">
            <text:p>4.131</text:p>
          </table:table-cell>
          <table:table-cell table:style-name="ce10" table:formula="of:=[.$H$4]*[.$H$2]*[.B29]/1000*[.$H$3]" office:value-type="float" office:value="103.235535" calcext:value-type="float">
            <text:p>103.2</text:p>
          </table:table-cell>
          <table:table-cell table:formula="of:=[.F29]/60*10^3" office:value-type="float" office:value="1.05923076923077" calcext:value-type="float">
            <text:p>1.06</text:p>
          </table:table-cell>
          <table:table-cell table:style-name="ce9" table:formula="of:=[.C29]/[.B29]" office:value-type="float" office:value="0.0635538461538462" calcext:value-type="float">
            <text:p>0.0636</text:p>
          </table:table-cell>
          <table:table-cell/>
          <table:table-cell table:formula="of:=[.H28]+1" office:value-type="float" office:value="13" calcext:value-type="float">
            <text:p>13</text:p>
          </table:table-cell>
          <table:table-cell table:formula="of:=[.I28]+10" office:value-type="float" office:value="104" calcext:value-type="float">
            <text:p>104</text:p>
          </table:table-cell>
          <table:table-cell table:style-name="ce7" office:value-type="float" office:value="11.101" calcext:value-type="float">
            <text:p>11.101</text:p>
          </table:table-cell>
          <table:table-cell table:style-name="ce10" table:formula="of:=[.$H$4]*[.$H$2]*[.I29]/1000*[.$H$3]" office:value-type="float" office:value="165.176856" calcext:value-type="float">
            <text:p>165.2</text:p>
          </table:table-cell>
          <table:table-cell table:style-name="ce11" table:formula="of:=[.M29]/60*10^3" office:value-type="float" office:value="1.77900641025641" calcext:value-type="float">
            <text:p>1.78</text:p>
          </table:table-cell>
          <table:table-cell table:style-name="ce9" table:formula="of:=[.J29]/[.I29]" office:value-type="float" office:value="0.106740384615385" calcext:value-type="float">
            <text:p>0.1067</text:p>
          </table:table-cell>
          <table:table-cell table:number-columns-repeated="7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5" office:value-type="float" office:value="70" calcext:value-type="float">
            <text:p>70</text:p>
          </table:table-cell>
          <table:table-cell table:style-name="ce7" office:value-type="float" office:value="4.431" calcext:value-type="float">
            <text:p>4.431</text:p>
          </table:table-cell>
          <table:table-cell table:style-name="ce10" table:formula="of:=[.$H$4]*[.$H$2]*[.B30]/1000*[.$H$3]" office:value-type="float" office:value="111.17673" calcext:value-type="float">
            <text:p>111.2</text:p>
          </table:table-cell>
          <table:table-cell table:formula="of:=[.F30]/60*10^3" office:value-type="float" office:value="1.055" calcext:value-type="float">
            <text:p>1.06</text:p>
          </table:table-cell>
          <table:table-cell table:style-name="ce9" table:formula="of:=[.C30]/[.B30]" office:value-type="float" office:value="0.0633" calcext:value-type="float">
            <text:p>0.0633</text:p>
          </table:table-cell>
          <table:table-cell/>
          <table:table-cell table:formula="of:=[.H29]+1" office:value-type="float" office:value="14" calcext:value-type="float">
            <text:p>14</text:p>
          </table:table-cell>
          <table:table-cell table:formula="of:=[.I29]+10" office:value-type="float" office:value="114" calcext:value-type="float">
            <text:p>114</text:p>
          </table:table-cell>
          <table:table-cell table:style-name="ce7" office:value-type="float" office:value="11.715" calcext:value-type="float">
            <text:p>11.715</text:p>
          </table:table-cell>
          <table:table-cell table:style-name="ce10" table:formula="of:=[.$H$4]*[.$H$2]*[.I30]/1000*[.$H$3]" office:value-type="float" office:value="181.059246" calcext:value-type="float">
            <text:p>181.1</text:p>
          </table:table-cell>
          <table:table-cell table:style-name="ce11" table:formula="of:=[.M30]/60*10^3" office:value-type="float" office:value="1.71271929824561" calcext:value-type="float">
            <text:p>1.71</text:p>
          </table:table-cell>
          <table:table-cell table:style-name="ce9" table:formula="of:=[.J30]/[.I30]" office:value-type="float" office:value="0.102763157894737" calcext:value-type="float">
            <text:p>0.1028</text:p>
          </table:table-cell>
          <table:table-cell table:number-columns-repeated="7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30]+5" office:value-type="float" office:value="75" calcext:value-type="float">
            <text:p>75</text:p>
          </table:table-cell>
          <table:table-cell table:style-name="ce8" table:formula="of:=4.712" office:value-type="float" office:value="4.712" calcext:value-type="float">
            <text:p>4.712</text:p>
          </table:table-cell>
          <table:table-cell table:style-name="ce10" table:formula="of:=[.$H$4]*[.$H$2]*[.B31]/1000*[.$H$3]" office:value-type="float" office:value="119.117925" calcext:value-type="float">
            <text:p>119.1</text:p>
          </table:table-cell>
          <table:table-cell table:formula="of:=[.F31]/60*10^3" office:value-type="float" office:value="1.04711111111111" calcext:value-type="float">
            <text:p>1.05</text:p>
          </table:table-cell>
          <table:table-cell table:style-name="ce9" table:formula="of:=[.C31]/[.B31]" office:value-type="float" office:value="0.0628266666666667" calcext:value-type="float">
            <text:p>0.0628</text:p>
          </table:table-cell>
          <table:table-cell/>
          <table:table-cell table:formula="of:=[.H30]+1" office:value-type="float" office:value="15" calcext:value-type="float">
            <text:p>15</text:p>
          </table:table-cell>
          <table:table-cell table:formula="of:=[.I30]+10" office:value-type="float" office:value="124" calcext:value-type="float">
            <text:p>124</text:p>
          </table:table-cell>
          <table:table-cell table:style-name="ce8" office:value-type="float" office:value="12.303" calcext:value-type="float">
            <text:p>12.303</text:p>
          </table:table-cell>
          <table:table-cell table:style-name="ce10" table:formula="of:=[.$H$4]*[.$H$2]*[.I31]/1000*[.$H$3]" office:value-type="float" office:value="196.941636" calcext:value-type="float">
            <text:p>196.9</text:p>
          </table:table-cell>
          <table:table-cell table:style-name="ce11" table:formula="of:=[.M31]/60*10^3" office:value-type="float" office:value="1.65362903225806" calcext:value-type="float">
            <text:p>1.65</text:p>
          </table:table-cell>
          <table:table-cell table:style-name="ce9" table:formula="of:=[.J31]/[.I31]" office:value-type="float" office:value="0.0992177419354839" calcext:value-type="float">
            <text:p>0.0992</text:p>
          </table:table-cell>
          <table:table-cell table:number-columns-repeated="7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31]+5" office:value-type="float" office:value="80" calcext:value-type="float">
            <text:p>80</text:p>
          </table:table-cell>
          <table:table-cell table:style-name="ce7" office:value-type="float" office:value="4.981" calcext:value-type="float">
            <text:p>4.981</text:p>
          </table:table-cell>
          <table:table-cell table:style-name="ce10" table:formula="of:=[.$H$4]*[.$H$2]*[.B32]/1000*[.$H$3]" office:value-type="float" office:value="127.05912" calcext:value-type="float">
            <text:p>127.1</text:p>
          </table:table-cell>
          <table:table-cell table:formula="of:=[.F32]/60*10^3" office:value-type="float" office:value="1.03770833333333" calcext:value-type="float">
            <text:p>1.04</text:p>
          </table:table-cell>
          <table:table-cell table:style-name="ce9" table:formula="of:=[.C32]/[.B32]" office:value-type="float" office:value="0.0622625" calcext:value-type="float">
            <text:p>0.0623</text:p>
          </table:table-cell>
          <table:table-cell/>
          <table:table-cell table:formula="of:=[.H31]+1" office:value-type="float" office:value="16" calcext:value-type="float">
            <text:p>16</text:p>
          </table:table-cell>
          <table:table-cell table:formula="of:=[.I31]+10" office:value-type="float" office:value="134" calcext:value-type="float">
            <text:p>134</text:p>
          </table:table-cell>
          <table:table-cell table:style-name="ce7" office:value-type="float" office:value="12.76" calcext:value-type="float">
            <text:p>12.760</text:p>
          </table:table-cell>
          <table:table-cell table:style-name="ce10" table:formula="of:=[.$H$4]*[.$H$2]*[.I32]/1000*[.$H$3]" office:value-type="float" office:value="212.824026" calcext:value-type="float">
            <text:p>212.8</text:p>
          </table:table-cell>
          <table:table-cell table:style-name="ce11" table:formula="of:=[.M32]/60*10^3" office:value-type="float" office:value="1.58706467661692" calcext:value-type="float">
            <text:p>1.59</text:p>
          </table:table-cell>
          <table:table-cell table:style-name="ce9" table:formula="of:=[.J32]/[.I32]" office:value-type="float" office:value="0.0952238805970149" calcext:value-type="float">
            <text:p>0.0952</text:p>
          </table:table-cell>
          <table:table-cell table:number-columns-repeated="7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5.317" calcext:value-type="float">
            <text:p>5.317</text:p>
          </table:table-cell>
          <table:table-cell table:style-name="ce10" table:formula="of:=[.$H$4]*[.$H$2]*[.B33]/1000*[.$H$3]" office:value-type="float" office:value="142.94151" calcext:value-type="float">
            <text:p>142.9</text:p>
          </table:table-cell>
          <table:table-cell table:formula="of:=[.F33]/60*10^3" office:value-type="float" office:value="0.98462962962963" calcext:value-type="float">
            <text:p>0.98</text:p>
          </table:table-cell>
          <table:table-cell table:style-name="ce9" table:formula="of:=[.C33]/[.B33]" office:value-type="float" office:value="0.0590777777777778" calcext:value-type="float">
            <text:p>0.0591</text:p>
          </table:table-cell>
          <table:table-cell/>
          <table:table-cell table:formula="of:=[.H32]+1" office:value-type="float" office:value="17" calcext:value-type="float">
            <text:p>17</text:p>
          </table:table-cell>
          <table:table-cell table:formula="of:=[.I32]+10" office:value-type="float" office:value="144" calcext:value-type="float">
            <text:p>144</text:p>
          </table:table-cell>
          <table:table-cell table:style-name="ce7" office:value-type="float" office:value="13.287" calcext:value-type="float">
            <text:p>13.287</text:p>
          </table:table-cell>
          <table:table-cell table:style-name="ce10" table:formula="of:=[.$H$4]*[.$H$2]*[.I33]/1000*[.$H$3]" office:value-type="float" office:value="228.706416" calcext:value-type="float">
            <text:p>228.7</text:p>
          </table:table-cell>
          <table:table-cell table:style-name="ce11" table:formula="of:=[.M33]/60*10^3" office:value-type="float" office:value="1.53784722222222" calcext:value-type="float">
            <text:p>1.54</text:p>
          </table:table-cell>
          <table:table-cell table:style-name="ce9" table:formula="of:=[.J33]/[.I33]" office:value-type="float" office:value="0.0922708333333333" calcext:value-type="float">
            <text:p>0.0923</text:p>
          </table:table-cell>
          <table:table-cell table:number-columns-repeated="7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33]+10" office:value-type="float" office:value="100" calcext:value-type="float">
            <text:p>100</text:p>
          </table:table-cell>
          <table:table-cell table:style-name="ce7" office:value-type="float" office:value="5.506" calcext:value-type="float">
            <text:p>5.506</text:p>
          </table:table-cell>
          <table:table-cell table:style-name="ce10" table:formula="of:=[.$H$4]*[.$H$2]*[.B34]/1000*[.$H$3]" office:value-type="float" office:value="158.8239" calcext:value-type="float">
            <text:p>158.8</text:p>
          </table:table-cell>
          <table:table-cell table:formula="of:=[.F34]/60*10^3" office:value-type="float" office:value="0.917666666666667" calcext:value-type="float">
            <text:p>0.92</text:p>
          </table:table-cell>
          <table:table-cell table:style-name="ce9" table:formula="of:=[.C34]/[.B34]" office:value-type="float" office:value="0.05506" calcext:value-type="float">
            <text:p>0.0551</text:p>
          </table:table-cell>
          <table:table-cell/>
          <table:table-cell table:formula="of:=[.H33]+1" office:value-type="float" office:value="18" calcext:value-type="float">
            <text:p>18</text:p>
          </table:table-cell>
          <table:table-cell table:formula="of:=[.I33]+10" office:value-type="float" office:value="154" calcext:value-type="float">
            <text:p>154</text:p>
          </table:table-cell>
          <table:table-cell table:style-name="ce7" office:value-type="float" office:value="13.795" calcext:value-type="float">
            <text:p>13.795</text:p>
          </table:table-cell>
          <table:table-cell table:style-name="ce10" table:formula="of:=[.$H$4]*[.$H$2]*[.I34]/1000*[.$H$3]" office:value-type="float" office:value="244.588806" calcext:value-type="float">
            <text:p>244.6</text:p>
          </table:table-cell>
          <table:table-cell table:style-name="ce11" table:formula="of:=[.M34]/60*10^3" office:value-type="float" office:value="1.49296536796537" calcext:value-type="float">
            <text:p>1.49</text:p>
          </table:table-cell>
          <table:table-cell table:style-name="ce9" table:formula="of:=[.J34]/[.I34]" office:value-type="float" office:value="0.0895779220779221" calcext:value-type="float">
            <text:p>0.0896</text:p>
          </table:table-cell>
          <table:table-cell table:number-columns-repeated="7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34]+10" office:value-type="float" office:value="110" calcext:value-type="float">
            <text:p>110</text:p>
          </table:table-cell>
          <table:table-cell table:style-name="ce7" office:value-type="float" office:value="5.685" calcext:value-type="float">
            <text:p>5.685</text:p>
          </table:table-cell>
          <table:table-cell table:style-name="ce10" table:formula="of:=[.$H$4]*[.$H$2]*[.B35]/1000*[.$H$3]" office:value-type="float" office:value="174.70629" calcext:value-type="float">
            <text:p>174.7</text:p>
          </table:table-cell>
          <table:table-cell table:formula="of:=[.F35]/60*10^3" office:value-type="float" office:value="0.861363636363636" calcext:value-type="float">
            <text:p>0.86</text:p>
          </table:table-cell>
          <table:table-cell table:style-name="ce9" table:formula="of:=[.C35]/[.B35]" office:value-type="float" office:value="0.0516818181818182" calcext:value-type="float">
            <text:p>0.0517</text:p>
          </table:table-cell>
          <table:table-cell/>
          <table:table-cell table:formula="of:=[.H34]+1" office:value-type="float" office:value="19" calcext:value-type="float">
            <text:p>19</text:p>
          </table:table-cell>
          <table:table-cell table:formula="of:=[.I34]+10" office:value-type="float" office:value="164" calcext:value-type="float">
            <text:p>164</text:p>
          </table:table-cell>
          <table:table-cell table:style-name="ce7" office:value-type="float" office:value="14.298" calcext:value-type="float">
            <text:p>14.298</text:p>
          </table:table-cell>
          <table:table-cell table:style-name="ce10" table:formula="of:=[.$H$4]*[.$H$2]*[.I35]/1000*[.$H$3]" office:value-type="float" office:value="260.471196" calcext:value-type="float">
            <text:p>260.5</text:p>
          </table:table-cell>
          <table:table-cell table:style-name="ce11" table:formula="of:=[.M35]/60*10^3" office:value-type="float" office:value="1.4530487804878" calcext:value-type="float">
            <text:p>1.45</text:p>
          </table:table-cell>
          <table:table-cell table:style-name="ce9" table:formula="of:=[.J35]/[.I35]" office:value-type="float" office:value="0.0871829268292683" calcext:value-type="float">
            <text:p>0.0872</text:p>
          </table:table-cell>
          <table:table-cell table:number-columns-repeated="7"/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formula="of:=[.B35]+10" office:value-type="float" office:value="120" calcext:value-type="float">
            <text:p>120</text:p>
          </table:table-cell>
          <table:table-cell table:style-name="ce7" office:value-type="float" office:value="5.897" calcext:value-type="float">
            <text:p>5.897</text:p>
          </table:table-cell>
          <table:table-cell table:style-name="ce10" table:formula="of:=[.$H$4]*[.$H$2]*[.B36]/1000*[.$H$3]" office:value-type="float" office:value="190.58868" calcext:value-type="float">
            <text:p>190.6</text:p>
          </table:table-cell>
          <table:table-cell table:formula="of:=[.F36]/60*10^3" office:value-type="float" office:value="0.819027777777778" calcext:value-type="float">
            <text:p>0.82</text:p>
          </table:table-cell>
          <table:table-cell table:style-name="ce9" table:formula="of:=[.C36]/[.B36]" office:value-type="float" office:value="0.0491416666666667" calcext:value-type="float">
            <text:p>0.0491</text:p>
          </table:table-cell>
          <table:table-cell/>
          <table:table-cell table:formula="of:=[.H35]+1" office:value-type="float" office:value="20" calcext:value-type="float">
            <text:p>20</text:p>
          </table:table-cell>
          <table:table-cell table:formula="of:=[.I35]+10" office:value-type="float" office:value="174" calcext:value-type="float">
            <text:p>174</text:p>
          </table:table-cell>
          <table:table-cell table:style-name="ce7" office:value-type="float" office:value="14.785" calcext:value-type="float">
            <text:p>14.785</text:p>
          </table:table-cell>
          <table:table-cell table:style-name="ce10" table:formula="of:=[.$H$4]*[.$H$2]*[.I36]/1000*[.$H$3]" office:value-type="float" office:value="276.353586" calcext:value-type="float">
            <text:p>276.4</text:p>
          </table:table-cell>
          <table:table-cell table:style-name="ce11" table:formula="of:=[.M36]/60*10^3" office:value-type="float" office:value="1.4161877394636" calcext:value-type="float">
            <text:p>1.42</text:p>
          </table:table-cell>
          <table:table-cell table:style-name="ce9" table:formula="of:=[.J36]/[.I36]" office:value-type="float" office:value="0.0849712643678161" calcext:value-type="float">
            <text:p>0.0850</text:p>
          </table:table-cell>
          <table:table-cell table:number-columns-repeated="7"/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formula="of:=[.B36]+10" office:value-type="float" office:value="130" calcext:value-type="float">
            <text:p>130</text:p>
          </table:table-cell>
          <table:table-cell table:style-name="ce7" office:value-type="float" office:value="6.108" calcext:value-type="float">
            <text:p>6.108</text:p>
          </table:table-cell>
          <table:table-cell table:style-name="ce10" table:formula="of:=[.$H$4]*[.$H$2]*[.B37]/1000*[.$H$3]" office:value-type="float" office:value="206.47107" calcext:value-type="float">
            <text:p>206.5</text:p>
          </table:table-cell>
          <table:table-cell table:formula="of:=[.F37]/60*10^3" office:value-type="float" office:value="0.783076923076923" calcext:value-type="float">
            <text:p>0.78</text:p>
          </table:table-cell>
          <table:table-cell table:style-name="ce9" table:formula="of:=[.C37]/[.B37]" office:value-type="float" office:value="0.0469846153846154" calcext:value-type="float">
            <text:p>0.0470</text:p>
          </table:table-cell>
          <table:table-cell/>
          <table:table-cell table:formula="of:=[.H36]+1" office:value-type="float" office:value="21" calcext:value-type="float">
            <text:p>21</text:p>
          </table:table-cell>
          <table:table-cell table:formula="of:=[.I36]+10" office:value-type="float" office:value="184" calcext:value-type="float">
            <text:p>184</text:p>
          </table:table-cell>
          <table:table-cell table:style-name="ce7" office:value-type="float" office:value="15.26" calcext:value-type="float">
            <text:p>15.260</text:p>
          </table:table-cell>
          <table:table-cell table:style-name="ce10" table:formula="of:=[.$H$4]*[.$H$2]*[.I37]/1000*[.$H$3]" office:value-type="float" office:value="292.235976" calcext:value-type="float">
            <text:p>292.2</text:p>
          </table:table-cell>
          <table:table-cell table:style-name="ce11" table:formula="of:=[.M37]/60*10^3" office:value-type="float" office:value="1.38224637681159" calcext:value-type="float">
            <text:p>1.38</text:p>
          </table:table-cell>
          <table:table-cell table:style-name="ce9" table:formula="of:=[.J37]/[.I37]" office:value-type="float" office:value="0.0829347826086956" calcext:value-type="float">
            <text:p>0.0829</text:p>
          </table:table-cell>
          <table:table-cell table:number-columns-repeated="7"/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formula="of:=[.B37]+10" office:value-type="float" office:value="140" calcext:value-type="float">
            <text:p>140</text:p>
          </table:table-cell>
          <table:table-cell table:style-name="ce7" office:value-type="float" office:value="6.308" calcext:value-type="float">
            <text:p>6.308</text:p>
          </table:table-cell>
          <table:table-cell table:style-name="ce10" table:formula="of:=[.$H$4]*[.$H$2]*[.B38]/1000*[.$H$3]" office:value-type="float" office:value="222.35346" calcext:value-type="float">
            <text:p>222.4</text:p>
          </table:table-cell>
          <table:table-cell table:formula="of:=[.F38]/60*10^3" office:value-type="float" office:value="0.750952380952381" calcext:value-type="float">
            <text:p>0.75</text:p>
          </table:table-cell>
          <table:table-cell table:style-name="ce9" table:formula="of:=[.C38]/[.B38]" office:value-type="float" office:value="0.0450571428571429" calcext:value-type="float">
            <text:p>0.0451</text:p>
          </table:table-cell>
          <table:table-cell/>
          <table:table-cell table:formula="of:=[.H37]+1" office:value-type="float" office:value="22" calcext:value-type="float">
            <text:p>22</text:p>
          </table:table-cell>
          <table:table-cell table:formula="of:=[.I37]+10" office:value-type="float" office:value="194" calcext:value-type="float">
            <text:p>194</text:p>
          </table:table-cell>
          <table:table-cell table:style-name="ce7" office:value-type="float" office:value="15.733" calcext:value-type="float">
            <text:p>15.733</text:p>
          </table:table-cell>
          <table:table-cell table:style-name="ce10" table:formula="of:=[.$H$4]*[.$H$2]*[.I38]/1000*[.$H$3]" office:value-type="float" office:value="308.118366" calcext:value-type="float">
            <text:p>308.1</text:p>
          </table:table-cell>
          <table:table-cell table:style-name="ce11" table:formula="of:=[.M38]/60*10^3" office:value-type="float" office:value="1.3516323024055" calcext:value-type="float">
            <text:p>1.35</text:p>
          </table:table-cell>
          <table:table-cell table:style-name="ce9" table:formula="of:=[.J38]/[.I38]" office:value-type="float" office:value="0.0810979381443299" calcext:value-type="float">
            <text:p>0.0811</text:p>
          </table:table-cell>
          <table:table-cell table:number-columns-repeated="7"/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formula="of:=[.B38]+10" office:value-type="float" office:value="150" calcext:value-type="float">
            <text:p>150</text:p>
          </table:table-cell>
          <table:table-cell table:style-name="ce7" office:value-type="float" office:value="6.501" calcext:value-type="float">
            <text:p>6.501</text:p>
          </table:table-cell>
          <table:table-cell table:style-name="ce10" table:formula="of:=[.$H$4]*[.$H$2]*[.B39]/1000*[.$H$3]" office:value-type="float" office:value="238.23585" calcext:value-type="float">
            <text:p>238.2</text:p>
          </table:table-cell>
          <table:table-cell table:formula="of:=[.F39]/60*10^3" office:value-type="float" office:value="0.722333333333333" calcext:value-type="float">
            <text:p>0.72</text:p>
          </table:table-cell>
          <table:table-cell table:style-name="ce9" table:formula="of:=[.C39]/[.B39]" office:value-type="float" office:value="0.04334" calcext:value-type="float">
            <text:p>0.0433</text:p>
          </table:table-cell>
          <table:table-cell/>
          <table:table-cell table:formula="of:=[.H38]+1" office:value-type="float" office:value="23" calcext:value-type="float">
            <text:p>23</text:p>
          </table:table-cell>
          <table:table-cell table:formula="of:=[.I38]+10" office:value-type="float" office:value="204" calcext:value-type="float">
            <text:p>204</text:p>
          </table:table-cell>
          <table:table-cell table:style-name="ce7" office:value-type="float" office:value="16.084" calcext:value-type="float">
            <text:p>16.084</text:p>
          </table:table-cell>
          <table:table-cell table:style-name="ce10" table:formula="of:=[.$H$4]*[.$H$2]*[.I39]/1000*[.$H$3]" office:value-type="float" office:value="324.000756" calcext:value-type="float">
            <text:p>324.0</text:p>
          </table:table-cell>
          <table:table-cell table:style-name="ce11" table:formula="of:=[.M39]/60*10^3" office:value-type="float" office:value="1.3140522875817" calcext:value-type="float">
            <text:p>1.31</text:p>
          </table:table-cell>
          <table:table-cell table:style-name="ce9" table:formula="of:=[.J39]/[.I39]" office:value-type="float" office:value="0.078843137254902" calcext:value-type="float">
            <text:p>0.0788</text:p>
          </table:table-cell>
          <table:table-cell table:number-columns-repeated="7"/>
        </table:table-row>
        <table:table-row table:style-name="ro1">
          <table:table-cell table:formula="of:=[.A39]+1" office:value-type="float" office:value="24" calcext:value-type="float">
            <text:p>24</text:p>
          </table:table-cell>
          <table:table-cell table:formula="of:=[.B39]+10" office:value-type="float" office:value="160" calcext:value-type="float">
            <text:p>160</text:p>
          </table:table-cell>
          <table:table-cell table:style-name="ce7" office:value-type="float" office:value="6.656" calcext:value-type="float">
            <text:p>6.656</text:p>
          </table:table-cell>
          <table:table-cell table:style-name="ce10" table:formula="of:=[.$H$4]*[.$H$2]*[.B40]/1000*[.$H$3]" office:value-type="float" office:value="254.11824" calcext:value-type="float">
            <text:p>254.1</text:p>
          </table:table-cell>
          <table:table-cell table:formula="of:=[.F40]/60*10^3" office:value-type="float" office:value="0.693333333333333" calcext:value-type="float">
            <text:p>0.69</text:p>
          </table:table-cell>
          <table:table-cell table:style-name="ce9" table:formula="of:=[.C40]/[.B40]" office:value-type="float" office:value="0.0416" calcext:value-type="float">
            <text:p>0.0416</text:p>
          </table:table-cell>
          <table:table-cell/>
          <table:table-cell table:formula="of:=[.H39]+1" office:value-type="float" office:value="24" calcext:value-type="float">
            <text:p>24</text:p>
          </table:table-cell>
          <table:table-cell table:formula="of:=[.I39]+10" office:value-type="float" office:value="214" calcext:value-type="float">
            <text:p>214</text:p>
          </table:table-cell>
          <table:table-cell table:style-name="ce7" office:value-type="float" office:value="16.434" calcext:value-type="float">
            <text:p>16.434</text:p>
          </table:table-cell>
          <table:table-cell table:style-name="ce10" table:formula="of:=[.$H$4]*[.$H$2]*[.I40]/1000*[.$H$3]" office:value-type="float" office:value="339.883146" calcext:value-type="float">
            <text:p>339.9</text:p>
          </table:table-cell>
          <table:table-cell table:style-name="ce11" table:formula="of:=[.M40]/60*10^3" office:value-type="float" office:value="1.27990654205608" calcext:value-type="float">
            <text:p>1.28</text:p>
          </table:table-cell>
          <table:table-cell table:style-name="ce9" table:formula="of:=[.J40]/[.I40]" office:value-type="float" office:value="0.0767943925233645" calcext:value-type="float">
            <text:p>0.0768</text:p>
          </table:table-cell>
          <table:table-cell table:number-columns-repeated="7"/>
        </table:table-row>
        <table:table-row table:style-name="ro1">
          <table:table-cell table:formula="of:=[.A40]+1" office:value-type="float" office:value="25" calcext:value-type="float">
            <text:p>25</text:p>
          </table:table-cell>
          <table:table-cell table:formula="of:=[.B40]+10" office:value-type="float" office:value="170" calcext:value-type="float">
            <text:p>170</text:p>
          </table:table-cell>
          <table:table-cell table:style-name="ce7" office:value-type="float" office:value="6.865" calcext:value-type="float">
            <text:p>6.865</text:p>
          </table:table-cell>
          <table:table-cell table:style-name="ce10" table:formula="of:=[.$H$4]*[.$H$2]*[.B41]/1000*[.$H$3]" office:value-type="float" office:value="270.00063" calcext:value-type="float">
            <text:p>270.0</text:p>
          </table:table-cell>
          <table:table-cell table:formula="of:=[.F41]/60*10^3" office:value-type="float" office:value="0.673039215686275" calcext:value-type="float">
            <text:p>0.67</text:p>
          </table:table-cell>
          <table:table-cell table:style-name="ce9" table:formula="of:=[.C41]/[.B41]" office:value-type="float" office:value="0.0403823529411765" calcext:value-type="float">
            <text:p>0.0404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1]+1" office:value-type="float" office:value="26" calcext:value-type="float">
            <text:p>26</text:p>
          </table:table-cell>
          <table:table-cell table:formula="of:=[.B41]+10" office:value-type="float" office:value="180" calcext:value-type="float">
            <text:p>180</text:p>
          </table:table-cell>
          <table:table-cell table:style-name="ce7" office:value-type="float" office:value="7.019" calcext:value-type="float">
            <text:p>7.019</text:p>
          </table:table-cell>
          <table:table-cell table:style-name="ce10" table:formula="of:=[.$H$4]*[.$H$2]*[.B42]/1000*[.$H$3]" office:value-type="float" office:value="285.88302" calcext:value-type="float">
            <text:p>285.9</text:p>
          </table:table-cell>
          <table:table-cell table:formula="of:=[.F42]/60*10^3" office:value-type="float" office:value="0.649907407407407" calcext:value-type="float">
            <text:p>0.65</text:p>
          </table:table-cell>
          <table:table-cell table:style-name="ce9" table:formula="of:=[.C42]/[.B42]" office:value-type="float" office:value="0.0389944444444444" calcext:value-type="float">
            <text:p>0.0390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2]+1" office:value-type="float" office:value="27" calcext:value-type="float">
            <text:p>27</text:p>
          </table:table-cell>
          <table:table-cell table:formula="of:=[.B42]+10" office:value-type="float" office:value="190" calcext:value-type="float">
            <text:p>190</text:p>
          </table:table-cell>
          <table:table-cell table:style-name="ce7" office:value-type="float" office:value="7.195" calcext:value-type="float">
            <text:p>7.195</text:p>
          </table:table-cell>
          <table:table-cell table:style-name="ce10" table:formula="of:=[.$H$4]*[.$H$2]*[.B43]/1000*[.$H$3]" office:value-type="float" office:value="301.76541" calcext:value-type="float">
            <text:p>301.8</text:p>
          </table:table-cell>
          <table:table-cell table:formula="of:=[.F43]/60*10^3" office:value-type="float" office:value="0.631140350877193" calcext:value-type="float">
            <text:p>0.63</text:p>
          </table:table-cell>
          <table:table-cell table:style-name="ce9" table:formula="of:=[.C43]/[.B43]" office:value-type="float" office:value="0.0378684210526316" calcext:value-type="float">
            <text:p>0.0379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3]+1" office:value-type="float" office:value="28" calcext:value-type="float">
            <text:p>28</text:p>
          </table:table-cell>
          <table:table-cell table:formula="of:=[.B43]+10" office:value-type="float" office:value="200" calcext:value-type="float">
            <text:p>200</text:p>
          </table:table-cell>
          <table:table-cell table:style-name="ce7" office:value-type="float" office:value="7.394" calcext:value-type="float">
            <text:p>7.394</text:p>
          </table:table-cell>
          <table:table-cell table:style-name="ce10" table:formula="of:=[.$H$4]*[.$H$2]*[.B44]/1000*[.$H$3]" office:value-type="float" office:value="317.6478" calcext:value-type="float">
            <text:p>317.6</text:p>
          </table:table-cell>
          <table:table-cell table:formula="of:=[.F44]/60*10^3" office:value-type="float" office:value="0.616166666666667" calcext:value-type="float">
            <text:p>0.62</text:p>
          </table:table-cell>
          <table:table-cell table:style-name="ce9" table:formula="of:=[.C44]/[.B44]" office:value-type="float" office:value="0.03697" calcext:value-type="float">
            <text:p>0.0370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4]+1" office:value-type="float" office:value="29" calcext:value-type="float">
            <text:p>29</text:p>
          </table:table-cell>
          <table:table-cell table:formula="of:=[.B44]+10" office:value-type="float" office:value="210" calcext:value-type="float">
            <text:p>210</text:p>
          </table:table-cell>
          <table:table-cell table:style-name="ce7" office:value-type="float" office:value="7.542" calcext:value-type="float">
            <text:p>7.542</text:p>
          </table:table-cell>
          <table:table-cell table:style-name="ce10" table:formula="of:=[.$H$4]*[.$H$2]*[.B45]/1000*[.$H$3]" office:value-type="float" office:value="333.53019" calcext:value-type="float">
            <text:p>333.5</text:p>
          </table:table-cell>
          <table:table-cell table:formula="of:=[.F45]/60*10^3" office:value-type="float" office:value="0.598571428571429" calcext:value-type="float">
            <text:p>0.60</text:p>
          </table:table-cell>
          <table:table-cell table:style-name="ce9" table:formula="of:=[.C45]/[.B45]" office:value-type="float" office:value="0.0359142857142857" calcext:value-type="float">
            <text:p>0.0359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style-name="ce10"/>
          <table:table-cell table:style-name="ce12"/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style-name="ce12"/>
          <table:table-cell table:number-columns-repeated="1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x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(координата начала)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длина участка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x,\;см$</text:p>
          </table:table-cell>
          <table:table-cell table:style-name="ce3" office:value-type="string" calcext:value-type="string">
            <text:p>$L,\;см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\Delta P,\;Па$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d_3, Q = 3,24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" table:formula="of:=[.$H$4]*[.$H$2]*[.D56]/1000*[.$H$3]" office:value-type="float" office:value="79.41195" calcext:value-type="float">
            <text:p>79.4</text:p>
          </table:table-cell>
          <table:table-cell table:number-columns-repeated="15"/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0" table:formula="of:=[.$H$4]*[.$H$2]*[.D57]/1000*[.$H$3]" office:value-type="float" office:value="63.52956" calcext:value-type="float">
            <text:p>63.5</text:p>
          </table:table-cell>
          <table:table-cell table:number-columns-repeated="15"/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0" table:formula="of:=[.$H$4]*[.$H$2]*[.D58]/1000*[.$H$3]" office:value-type="float" office:value="47.64717" calcext:value-type="float">
            <text:p>47.6</text:p>
          </table:table-cell>
          <table:table-cell table:number-columns-repeated="15"/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style-name="ce10" table:formula="of:=[.$H$4]*[.$H$2]*[.D59]/1000*[.$H$3]" office:value-type="float" office:value="60.353082" calcext:value-type="float">
            <text:p>60.4</text:p>
          </table:table-cell>
          <table:table-cell table:number-columns-repeated="15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d_1, Q = 4,37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5" calcext:value-type="float">
            <text:p>8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0" table:formula="of:=[.$H$4]*[.$H$2]*[.D65]/1000*[.$H$3]" office:value-type="float" office:value="31.76478" calcext:value-type="float">
            <text:p>31.8</text:p>
          </table:table-cell>
          <table:table-cell table:number-columns-repeated="15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style-name="ce10" table:formula="of:=[.$H$4]*[.$H$2]*[.D66]/1000*[.$H$3]" office:value-type="float" office:value="27.000063" calcext:value-type="float">
            <text:p>27.0</text:p>
          </table:table-cell>
          <table:table-cell table:number-columns-repeated="15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style-name="ce10" table:formula="of:=[.$H$4]*[.$H$2]*[.D67]/1000*[.$H$3]" office:value-type="float" office:value="20.647107" calcext:value-type="float">
            <text:p>20.6</text:p>
          </table:table-cell>
          <table:table-cell table:number-columns-repeated="15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table:style-name="ce10" table:formula="of:=[.$H$4]*[.$H$2]*[.D68]/1000*[.$H$3]" office:value-type="float" office:value="27.000063" calcext:value-type="float">
            <text:p>27.0</text:p>
          </table:table-cell>
          <table:table-cell table:number-columns-repeated="15"/>
        </table:table-row>
      </table:table>
      <table:table table:name="МНК п1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2">
          <table:table-cell table:style-name="ce21" office:value-type="string" calcext:value-type="string">
            <text:p>МНК рассчёты для 1й трубы и зависимости Q от \Delta <text:s/>P</text:p>
          </table:table-cell>
          <table:table-cell table:style-name="ce23"/>
          <table:table-cell table:style-name="ce21" table:number-columns-repeated="3"/>
          <table:table-cell table:style-name="ce25" table:number-columns-repeated="2"/>
          <table:table-cell table:number-columns-repeated="2"/>
          <table:table-cell table:style-name="ce21" office:value-type="string" calcext:value-type="string">
            <text:p>МНК рассчёты для 2й трубы и зависимости Q от \Delta <text:s/>P</text:p>
          </table:table-cell>
          <table:table-cell table:style-name="ce25" table:number-columns-repeated="6"/>
          <table:table-cell table:style-name="ce26"/>
        </table:table-row>
        <table:table-row table:style-name="ro1">
          <table:table-cell table:style-name="ce7"/>
          <table:table-cell table:formula="of:=[$'Q(h)'.C16]" office:value-type="string" office:string-value="$Q,\;л/мин$" calcext:value-type="string">
            <text:p>$Q,\;л/мин$</text:p>
          </table:table-cell>
          <table:table-cell table:style-name="Default" table:formula="of:=[$'Q(h)'.D16]" office:value-type="string" office:string-value="$\Delta P,\;Па$" calcext:value-type="string">
            <text:p>$\Delta P,\;Па$</text:p>
          </table:table-cell>
          <table:table-cell table:style-name="ce24" office:value-type="string" calcext:value-type="string">
            <text:p>x^2</text:p>
          </table:table-cell>
          <table:table-cell table:style-name="Default" office:value-type="string" calcext:value-type="string">
            <text:p>y^2 </text:p>
          </table:table-cell>
          <table:table-cell table:style-name="Default" office:value-type="string" calcext:value-type="string">
            <text:p>x*y</text:p>
          </table:table-cell>
          <table:table-cell table:number-columns-repeated="4"/>
          <table:table-cell table:style-name="Default" table:formula="of:=[$'Q(h)'.J16]" office:value-type="string" office:string-value="$Q,\;л/мин$" calcext:value-type="string">
            <text:p>$Q,\;л/мин$</text:p>
          </table:table-cell>
          <table:table-cell table:style-name="Default" table:formula="of:=[$'Q(h)'.K16]" office:value-type="string" office:string-value="$\Delta P,\;Па$" calcext:value-type="string">
            <text:p>$\Delta P,\;Па$</text:p>
          </table:table-cell>
          <table:table-cell table:style-name="ce24" office:value-type="string" calcext:value-type="string">
            <text:p>x^2</text:p>
          </table:table-cell>
          <table:table-cell table:style-name="Default" office:value-type="string" calcext:value-type="string">
            <text:p>y^2 </text:p>
          </table:table-cell>
          <table:table-cell table:style-name="Default" office:value-type="string" calcext:value-type="string">
            <text:p>x*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Q(h)'.C17]" office:value-type="float" office:value="0.341" calcext:value-type="float">
            <text:p>0.341</text:p>
          </table:table-cell>
          <table:table-cell table:formula="of:=[$'Q(h)'.D17]" office:value-type="float" office:value="7.941195" calcext:value-type="float">
            <text:p>7.94</text:p>
          </table:table-cell>
          <table:table-cell table:formula="of:=[.C3]*[.C3]" office:value-type="float" office:value="63.062578028025" calcext:value-type="float">
            <text:p>63.06</text:p>
          </table:table-cell>
          <table:table-cell table:formula="of:=[.B3]*[.B3]" office:value-type="float" office:value="0.116281" calcext:value-type="float">
            <text:p>0.116</text:p>
          </table:table-cell>
          <table:table-cell table:formula="of:=[.B3]*[.C3]" office:value-type="float" office:value="2.707947495" calcext:value-type="float">
            <text:p>2.7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$'Q(h)'.J17]" office:value-type="float" office:value="1.969" calcext:value-type="float">
            <text:p>1.969</text:p>
          </table:table-cell>
          <table:table-cell table:formula="of:=[$'Q(h)'.K17]" office:value-type="float" office:value="14.294151" calcext:value-type="float">
            <text:p>14.29</text:p>
          </table:table-cell>
          <table:table-cell table:formula="of:=[.L3]*[.L3]" office:value-type="float" office:value="204.322752810801" calcext:value-type="float">
            <text:p>204.32</text:p>
          </table:table-cell>
          <table:table-cell table:formula="of:=[.K3]*[.K3]" office:value-type="float" office:value="3.876961" calcext:value-type="float">
            <text:p>3.877</text:p>
          </table:table-cell>
          <table:table-cell table:formula="of:=[.K3]*[.L3]" office:value-type="float" office:value="28.145183319" calcext:value-type="float">
            <text:p>28.1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Q(h)'.C18]" office:value-type="float" office:value="0.683" calcext:value-type="float">
            <text:p>0.683</text:p>
          </table:table-cell>
          <table:table-cell table:formula="of:=[$'Q(h)'.D18]" office:value-type="float" office:value="15.88239" calcext:value-type="float">
            <text:p>15.88</text:p>
          </table:table-cell>
          <table:table-cell table:formula="of:=[.C4]*[.C4]" office:value-type="float" office:value="252.2503121121" calcext:value-type="float">
            <text:p>252.25</text:p>
          </table:table-cell>
          <table:table-cell table:formula="of:=[.B4]*[.B4]" office:value-type="float" office:value="0.466489" calcext:value-type="float">
            <text:p>0.466</text:p>
          </table:table-cell>
          <table:table-cell table:formula="of:=[.B4]*[.C4]" office:value-type="float" office:value="10.84767237" calcext:value-type="float">
            <text:p>10.8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$'Q(h)'.J18]" office:value-type="float" office:value="3.106" calcext:value-type="float">
            <text:p>3.106</text:p>
          </table:table-cell>
          <table:table-cell table:formula="of:=[$'Q(h)'.K18]" office:value-type="float" office:value="22.235346" calcext:value-type="float">
            <text:p>22.24</text:p>
          </table:table-cell>
          <table:table-cell table:formula="of:=[.L4]*[.L4]" office:value-type="float" office:value="494.410611739716" calcext:value-type="float">
            <text:p>494.41</text:p>
          </table:table-cell>
          <table:table-cell table:formula="of:=[.K4]*[.K4]" office:value-type="float" office:value="9.647236" calcext:value-type="float">
            <text:p>9.647</text:p>
          </table:table-cell>
          <table:table-cell table:formula="of:=[.K4]*[.L4]" office:value-type="float" office:value="69.062984676" calcext:value-type="float">
            <text:p>69.06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Q(h)'.C19]" office:value-type="float" office:value="1" calcext:value-type="float">
            <text:p>1.000</text:p>
          </table:table-cell>
          <table:table-cell table:formula="of:=[$'Q(h)'.D19]" office:value-type="float" office:value="23.823585" calcext:value-type="float">
            <text:p>23.82</text:p>
          </table:table-cell>
          <table:table-cell table:formula="of:=[.C5]*[.C5]" office:value-type="float" office:value="567.563202252225" calcext:value-type="float">
            <text:p>567.56</text:p>
          </table:table-cell>
          <table:table-cell table:formula="of:=[.B5]*[.B5]" office:value-type="float" office:value="1" calcext:value-type="float">
            <text:p>1.000</text:p>
          </table:table-cell>
          <table:table-cell table:formula="of:=[.B5]*[.C5]" office:value-type="float" office:value="23.823585" calcext:value-type="float">
            <text:p>23.8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$'Q(h)'.J19]" office:value-type="float" office:value="4.171" calcext:value-type="float">
            <text:p>4.171</text:p>
          </table:table-cell>
          <table:table-cell table:formula="of:=[$'Q(h)'.K19]" office:value-type="float" office:value="30.176541" calcext:value-type="float">
            <text:p>30.18</text:p>
          </table:table-cell>
          <table:table-cell table:formula="of:=[.L5]*[.L5]" office:value-type="float" office:value="910.623626724681" calcext:value-type="float">
            <text:p>910.62</text:p>
          </table:table-cell>
          <table:table-cell table:formula="of:=[.K5]*[.K5]" office:value-type="float" office:value="17.397241" calcext:value-type="float">
            <text:p>17.397</text:p>
          </table:table-cell>
          <table:table-cell table:formula="of:=[.K5]*[.L5]" office:value-type="float" office:value="125.866352511" calcext:value-type="float">
            <text:p>125.8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Q(h)'.C20]" office:value-type="float" office:value="1.353" calcext:value-type="float">
            <text:p>1.353</text:p>
          </table:table-cell>
          <table:table-cell table:formula="of:=[$'Q(h)'.D20]" office:value-type="float" office:value="31.76478" calcext:value-type="float">
            <text:p>31.76</text:p>
          </table:table-cell>
          <table:table-cell table:formula="of:=[.C6]*[.C6]" office:value-type="float" office:value="1009.0012484484" calcext:value-type="float">
            <text:p>1009.00</text:p>
          </table:table-cell>
          <table:table-cell table:formula="of:=[.B6]*[.B6]" office:value-type="float" office:value="1.830609" calcext:value-type="float">
            <text:p>1.831</text:p>
          </table:table-cell>
          <table:table-cell table:formula="of:=[.B6]*[.C6]" office:value-type="float" office:value="42.97774734" calcext:value-type="float">
            <text:p>42.9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$'Q(h)'.J20]" office:value-type="float" office:value="5.223" calcext:value-type="float">
            <text:p>5.223</text:p>
          </table:table-cell>
          <table:table-cell table:formula="of:=[$'Q(h)'.K20]" office:value-type="float" office:value="38.117736" calcext:value-type="float">
            <text:p>38.12</text:p>
          </table:table-cell>
          <table:table-cell table:formula="of:=[.L6]*[.L6]" office:value-type="float" office:value="1452.9617977657" calcext:value-type="float">
            <text:p>1452.96</text:p>
          </table:table-cell>
          <table:table-cell table:formula="of:=[.K6]*[.K6]" office:value-type="float" office:value="27.279729" calcext:value-type="float">
            <text:p>27.280</text:p>
          </table:table-cell>
          <table:table-cell table:formula="of:=[.K6]*[.L6]" office:value-type="float" office:value="199.088935128" calcext:value-type="float">
            <text:p>199.0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Q(h)'.C21]" office:value-type="float" office:value="1.667" calcext:value-type="float">
            <text:p>1.667</text:p>
          </table:table-cell>
          <table:table-cell table:formula="of:=[$'Q(h)'.D21]" office:value-type="float" office:value="39.705975" calcext:value-type="float">
            <text:p>39.71</text:p>
          </table:table-cell>
          <table:table-cell table:formula="of:=[.C7]*[.C7]" office:value-type="float" office:value="1576.56445070063" calcext:value-type="float">
            <text:p>1576.56</text:p>
          </table:table-cell>
          <table:table-cell table:formula="of:=[.B7]*[.B7]" office:value-type="float" office:value="2.778889" calcext:value-type="float">
            <text:p>2.779</text:p>
          </table:table-cell>
          <table:table-cell table:formula="of:=[.B7]*[.C7]" office:value-type="float" office:value="66.189860325" calcext:value-type="float">
            <text:p>66.19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$'Q(h)'.J21]" office:value-type="float" office:value="6.293" calcext:value-type="float">
            <text:p>6.293</text:p>
          </table:table-cell>
          <table:table-cell table:formula="of:=[$'Q(h)'.K21]" office:value-type="float" office:value="46.058931" calcext:value-type="float">
            <text:p>46.06</text:p>
          </table:table-cell>
          <table:table-cell table:formula="of:=[.L7]*[.L7]" office:value-type="float" office:value="2121.42512486276" calcext:value-type="float">
            <text:p>2121.43</text:p>
          </table:table-cell>
          <table:table-cell table:formula="of:=[.K7]*[.K7]" office:value-type="float" office:value="39.601849" calcext:value-type="float">
            <text:p>39.602</text:p>
          </table:table-cell>
          <table:table-cell table:formula="of:=[.K7]*[.L7]" office:value-type="float" office:value="289.848852783" calcext:value-type="float">
            <text:p>289.84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Q(h)'.C22]" office:value-type="float" office:value="1.989" calcext:value-type="float">
            <text:p>1.989</text:p>
          </table:table-cell>
          <table:table-cell table:formula="of:=[$'Q(h)'.D22]" office:value-type="float" office:value="47.64717" calcext:value-type="float">
            <text:p>47.65</text:p>
          </table:table-cell>
          <table:table-cell table:formula="of:=[.C8]*[.C8]" office:value-type="float" office:value="2270.2528090089" calcext:value-type="float">
            <text:p>2270.25</text:p>
          </table:table-cell>
          <table:table-cell table:formula="of:=[.B8]*[.B8]" office:value-type="float" office:value="3.956121" calcext:value-type="float">
            <text:p>3.956</text:p>
          </table:table-cell>
          <table:table-cell table:formula="of:=[.B8]*[.C8]" office:value-type="float" office:value="94.77022113" calcext:value-type="float">
            <text:p>94.77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$'Q(h)'.J22]" office:value-type="float" office:value="7.226" calcext:value-type="float">
            <text:p>7.226</text:p>
          </table:table-cell>
          <table:table-cell table:formula="of:=[$'Q(h)'.K22]" office:value-type="float" office:value="54.000126" calcext:value-type="float">
            <text:p>54.00</text:p>
          </table:table-cell>
          <table:table-cell table:formula="of:=[.L8]*[.L8]" office:value-type="float" office:value="2916.01360801588" calcext:value-type="float">
            <text:p>2916.01</text:p>
          </table:table-cell>
          <table:table-cell table:formula="of:=[.K8]*[.K8]" office:value-type="float" office:value="52.215076" calcext:value-type="float">
            <text:p>52.215</text:p>
          </table:table-cell>
          <table:table-cell table:formula="of:=[.K8]*[.L8]" office:value-type="float" office:value="390.204910476" calcext:value-type="float">
            <text:p>390.2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Q(h)'.C23]" office:value-type="float" office:value="2.286" calcext:value-type="float">
            <text:p>2.286</text:p>
          </table:table-cell>
          <table:table-cell table:formula="of:=[$'Q(h)'.D23]" office:value-type="float" office:value="55.588365" calcext:value-type="float">
            <text:p>55.59</text:p>
          </table:table-cell>
          <table:table-cell table:formula="of:=[.C9]*[.C9]" office:value-type="float" office:value="3090.06632337323" calcext:value-type="float">
            <text:p>3090.07</text:p>
          </table:table-cell>
          <table:table-cell table:formula="of:=[.B9]*[.B9]" office:value-type="float" office:value="5.225796" calcext:value-type="float">
            <text:p>5.226</text:p>
          </table:table-cell>
          <table:table-cell table:formula="of:=[.B9]*[.C9]" office:value-type="float" office:value="127.07500239" calcext:value-type="float">
            <text:p>127.0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$'Q(h)'.J23]" office:value-type="float" office:value="7.838" calcext:value-type="float">
            <text:p>7.838</text:p>
          </table:table-cell>
          <table:table-cell table:formula="of:=[$'Q(h)'.K23]" office:value-type="float" office:value="69.882516" calcext:value-type="float">
            <text:p>69.88</text:p>
          </table:table-cell>
          <table:table-cell table:formula="of:=[.L9]*[.L9]" office:value-type="float" office:value="4883.56604249026" calcext:value-type="float">
            <text:p>4883.57</text:p>
          </table:table-cell>
          <table:table-cell table:formula="of:=[.K9]*[.K9]" office:value-type="float" office:value="61.434244" calcext:value-type="float">
            <text:p>61.434</text:p>
          </table:table-cell>
          <table:table-cell table:formula="of:=[.K9]*[.L9]" office:value-type="float" office:value="547.739160408" calcext:value-type="float">
            <text:p>547.7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Q(h)'.C24]" office:value-type="float" office:value="2.636" calcext:value-type="float">
            <text:p>2.636</text:p>
          </table:table-cell>
          <table:table-cell table:formula="of:=[$'Q(h)'.D24]" office:value-type="float" office:value="63.52956" calcext:value-type="float">
            <text:p>63.53</text:p>
          </table:table-cell>
          <table:table-cell table:formula="of:=[.C10]*[.C10]" office:value-type="float" office:value="4036.0049937936" calcext:value-type="float">
            <text:p>4036.00</text:p>
          </table:table-cell>
          <table:table-cell table:formula="of:=[.B10]*[.B10]" office:value-type="float" office:value="6.948496" calcext:value-type="float">
            <text:p>6.948</text:p>
          </table:table-cell>
          <table:table-cell table:formula="of:=[.B10]*[.C10]" office:value-type="float" office:value="167.46392016" calcext:value-type="float">
            <text:p>167.464</text:p>
          </table:table-cell>
          <table:table-cell table:number-columns-repeated="3"/>
          <table:table-cell table:style-name="ce22" office:value-type="string" calcext:value-type="string">
            <text:p>ср</text:p>
          </table:table-cell>
          <table:table-cell table:style-name="Default" table:formula="of:=AVERAGE([.K3:.K9])" office:value-type="float" office:value="5.118" calcext:value-type="float">
            <text:p>5.118</text:p>
          </table:table-cell>
          <table:table-cell table:formula="of:=AVERAGE([.L3:.L9])" office:value-type="float" office:value="39.2521924285714" calcext:value-type="float">
            <text:p>39.25</text:p>
          </table:table-cell>
          <table:table-cell table:formula="of:=AVERAGE([.M3:.M9])" office:value-type="float" office:value="1854.7605092014" calcext:value-type="float">
            <text:p>1854.76</text:p>
          </table:table-cell>
          <table:table-cell table:formula="of:=AVERAGE([.N3:.N9])" office:value-type="float" office:value="30.2074765714286" calcext:value-type="float">
            <text:p>30.207</text:p>
          </table:table-cell>
          <table:table-cell table:formula="of:=AVERAGE([.O3:.O9])" office:value-type="float" office:value="235.708054185857" calcext:value-type="float">
            <text:p>235.7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Q(h)'.C25]" office:value-type="float" office:value="2.937" calcext:value-type="float">
            <text:p>2.937</text:p>
          </table:table-cell>
          <table:table-cell table:formula="of:=[$'Q(h)'.D25]" office:value-type="float" office:value="71.470755" calcext:value-type="float">
            <text:p>71.47</text:p>
          </table:table-cell>
          <table:table-cell table:formula="of:=[.C11]*[.C11]" office:value-type="float" office:value="5108.06882027003" calcext:value-type="float">
            <text:p>5108.07</text:p>
          </table:table-cell>
          <table:table-cell table:formula="of:=[.B11]*[.B11]" office:value-type="float" office:value="8.625969" calcext:value-type="float">
            <text:p>8.626</text:p>
          </table:table-cell>
          <table:table-cell table:formula="of:=[.B11]*[.C11]" office:value-type="float" office:value="209.909607435" calcext:value-type="float">
            <text:p>209.910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Q(h)'.C26]" office:value-type="float" office:value="3.245" calcext:value-type="float">
            <text:p>3.245</text:p>
          </table:table-cell>
          <table:table-cell table:formula="of:=[$'Q(h)'.D26]" office:value-type="float" office:value="79.41195" calcext:value-type="float">
            <text:p>79.41</text:p>
          </table:table-cell>
          <table:table-cell table:formula="of:=[.C12]*[.C12]" office:value-type="float" office:value="6306.2578028025" calcext:value-type="float">
            <text:p>6306.26</text:p>
          </table:table-cell>
          <table:table-cell table:formula="of:=[.B12]*[.B12]" office:value-type="float" office:value="10.530025" calcext:value-type="float">
            <text:p>10.530</text:p>
          </table:table-cell>
          <table:table-cell table:formula="of:=[.B12]*[.C12]" office:value-type="float" office:value="257.69177775" calcext:value-type="float">
            <text:p>257.692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Q(h)'.C27]" office:value-type="float" office:value="3.553" calcext:value-type="float">
            <text:p>3.553</text:p>
          </table:table-cell>
          <table:table-cell table:formula="of:=[$'Q(h)'.D27]" office:value-type="float" office:value="87.353145" calcext:value-type="float">
            <text:p>87.35</text:p>
          </table:table-cell>
          <table:table-cell table:formula="of:=[.C13]*[.C13]" office:value-type="float" office:value="7630.57194139103" calcext:value-type="float">
            <text:p>7630.57</text:p>
          </table:table-cell>
          <table:table-cell table:formula="of:=[.B13]*[.B13]" office:value-type="float" office:value="12.623809" calcext:value-type="float">
            <text:p>12.624</text:p>
          </table:table-cell>
          <table:table-cell table:formula="of:=[.B13]*[.C13]" office:value-type="float" office:value="310.365724185" calcext:value-type="float">
            <text:p>310.36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K9]" office:value-type="float" office:value="7.838" calcext:value-type="float">
            <text:p>7.838</text:p>
          </table:table-cell>
          <table:table-cell table:formula="of:=[.L9]" office:value-type="float" office:value="69.882516" calcext:value-type="float">
            <text:p>69.88</text:p>
          </table:table-cell>
          <table:table-cell table:formula="of:=[.L13]*[.L13]" office:value-type="float" office:value="4883.56604249026" calcext:value-type="float">
            <text:p>4883.57</text:p>
          </table:table-cell>
          <table:table-cell table:formula="of:=[.K13]*[.K13]" office:value-type="float" office:value="61.434244" calcext:value-type="float">
            <text:p>61.434</text:p>
          </table:table-cell>
          <table:table-cell table:formula="of:=[.K13]*[.L13]" office:value-type="float" office:value="547.739160408" calcext:value-type="float">
            <text:p>547.73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Q(h)'.C28]" office:value-type="float" office:value="3.864" calcext:value-type="float">
            <text:p>3.864</text:p>
          </table:table-cell>
          <table:table-cell table:formula="of:=[$'Q(h)'.D28]" office:value-type="float" office:value="95.29434" calcext:value-type="float">
            <text:p>95.29</text:p>
          </table:table-cell>
          <table:table-cell table:formula="of:=[.C14]*[.C14]" office:value-type="float" office:value="9081.0112360356" calcext:value-type="float">
            <text:p>9081.01</text:p>
          </table:table-cell>
          <table:table-cell table:formula="of:=[.B14]*[.B14]" office:value-type="float" office:value="14.930496" calcext:value-type="float">
            <text:p>14.930</text:p>
          </table:table-cell>
          <table:table-cell table:formula="of:=[.B14]*[.C14]" office:value-type="float" office:value="368.21732976" calcext:value-type="float">
            <text:p>368.2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$'Q(h)'.J24]" office:value-type="float" office:value="8.311" calcext:value-type="float">
            <text:p>8.311</text:p>
          </table:table-cell>
          <table:table-cell table:formula="of:=[$'Q(h)'.K24]" office:value-type="float" office:value="85.764906" calcext:value-type="float">
            <text:p>85.76</text:p>
          </table:table-cell>
          <table:table-cell table:formula="of:=[.L14]*[.L14]" office:value-type="float" office:value="7355.61910118884" calcext:value-type="float">
            <text:p>7355.62</text:p>
          </table:table-cell>
          <table:table-cell table:formula="of:=[.K14]*[.K14]" office:value-type="float" office:value="69.072721" calcext:value-type="float">
            <text:p>69.073</text:p>
          </table:table-cell>
          <table:table-cell table:formula="of:=[.K14]*[.L14]" office:value-type="float" office:value="712.792133766" calcext:value-type="float">
            <text:p>712.7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Q(h)'.C29]" office:value-type="float" office:value="4.131" calcext:value-type="float">
            <text:p>4.131</text:p>
          </table:table-cell>
          <table:table-cell table:formula="of:=[$'Q(h)'.D29]" office:value-type="float" office:value="103.235535" calcext:value-type="float">
            <text:p>103.24</text:p>
          </table:table-cell>
          <table:table-cell table:formula="of:=[.C15]*[.C15]" office:value-type="float" office:value="10657.5756867362" calcext:value-type="float">
            <text:p>10657.58</text:p>
          </table:table-cell>
          <table:table-cell table:formula="of:=[.B15]*[.B15]" office:value-type="float" office:value="17.065161" calcext:value-type="float">
            <text:p>17.065</text:p>
          </table:table-cell>
          <table:table-cell table:formula="of:=[.B15]*[.C15]" office:value-type="float" office:value="426.465995085" calcext:value-type="float">
            <text:p>426.46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$'Q(h)'.J25]" office:value-type="float" office:value="8.748" calcext:value-type="float">
            <text:p>8.748</text:p>
          </table:table-cell>
          <table:table-cell table:formula="of:=[$'Q(h)'.K25]" office:value-type="float" office:value="101.647296" calcext:value-type="float">
            <text:p>101.65</text:p>
          </table:table-cell>
          <table:table-cell table:formula="of:=[.L15]*[.L15]" office:value-type="float" office:value="10332.1727841116" calcext:value-type="float">
            <text:p>10332.17</text:p>
          </table:table-cell>
          <table:table-cell table:formula="of:=[.K15]*[.K15]" office:value-type="float" office:value="76.527504" calcext:value-type="float">
            <text:p>76.528</text:p>
          </table:table-cell>
          <table:table-cell table:formula="of:=[.K15]*[.L15]" office:value-type="float" office:value="889.210545408" calcext:value-type="float">
            <text:p>889.2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Q(h)'.C30]" office:value-type="float" office:value="4.431" calcext:value-type="float">
            <text:p>4.431</text:p>
          </table:table-cell>
          <table:table-cell table:formula="of:=[$'Q(h)'.D30]" office:value-type="float" office:value="111.17673" calcext:value-type="float">
            <text:p>111.18</text:p>
          </table:table-cell>
          <table:table-cell table:formula="of:=[.C16]*[.C16]" office:value-type="float" office:value="12360.2652934929" calcext:value-type="float">
            <text:p>12360.27</text:p>
          </table:table-cell>
          <table:table-cell table:formula="of:=[.B16]*[.B16]" office:value-type="float" office:value="19.633761" calcext:value-type="float">
            <text:p>19.634</text:p>
          </table:table-cell>
          <table:table-cell table:formula="of:=[.B16]*[.C16]" office:value-type="float" office:value="492.62409063" calcext:value-type="float">
            <text:p>492.6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$'Q(h)'.J26]" office:value-type="float" office:value="9.326" calcext:value-type="float">
            <text:p>9.326</text:p>
          </table:table-cell>
          <table:table-cell table:formula="of:=[$'Q(h)'.K26]" office:value-type="float" office:value="117.529686" calcext:value-type="float">
            <text:p>117.53</text:p>
          </table:table-cell>
          <table:table-cell table:formula="of:=[.L16]*[.L16]" office:value-type="float" office:value="13813.2270912586" calcext:value-type="float">
            <text:p>13813.23</text:p>
          </table:table-cell>
          <table:table-cell table:formula="of:=[.K16]*[.K16]" office:value-type="float" office:value="86.974276" calcext:value-type="float">
            <text:p>86.974</text:p>
          </table:table-cell>
          <table:table-cell table:formula="of:=[.K16]*[.L16]" office:value-type="float" office:value="1096.081851636" calcext:value-type="float">
            <text:p>1096.08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Q(h)'.C31]" office:value-type="float" office:value="4.712" calcext:value-type="float">
            <text:p>4.712</text:p>
          </table:table-cell>
          <table:table-cell table:formula="of:=[$'Q(h)'.D31]" office:value-type="float" office:value="119.117925" calcext:value-type="float">
            <text:p>119.12</text:p>
          </table:table-cell>
          <table:table-cell table:formula="of:=[.C17]*[.C17]" office:value-type="float" office:value="14189.0800563056" calcext:value-type="float">
            <text:p>14189.08</text:p>
          </table:table-cell>
          <table:table-cell table:formula="of:=[.B17]*[.B17]" office:value-type="float" office:value="22.202944" calcext:value-type="float">
            <text:p>22.203</text:p>
          </table:table-cell>
          <table:table-cell table:formula="of:=[.B17]*[.C17]" office:value-type="float" office:value="561.2836626" calcext:value-type="float">
            <text:p>561.2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$'Q(h)'.J27]" office:value-type="float" office:value="9.931" calcext:value-type="float">
            <text:p>9.931</text:p>
          </table:table-cell>
          <table:table-cell table:formula="of:=[$'Q(h)'.K27]" office:value-type="float" office:value="133.412076" calcext:value-type="float">
            <text:p>133.41</text:p>
          </table:table-cell>
          <table:table-cell table:formula="of:=[.L17]*[.L17]" office:value-type="float" office:value="17798.7820226298" calcext:value-type="float">
            <text:p>17798.78</text:p>
          </table:table-cell>
          <table:table-cell table:formula="of:=[.K17]*[.K17]" office:value-type="float" office:value="98.624761" calcext:value-type="float">
            <text:p>98.625</text:p>
          </table:table-cell>
          <table:table-cell table:formula="of:=[.K17]*[.L17]" office:value-type="float" office:value="1324.915326756" calcext:value-type="float">
            <text:p>1324.915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$'Q(h)'.C32]" office:value-type="float" office:value="4.981" calcext:value-type="float">
            <text:p>4.981</text:p>
          </table:table-cell>
          <table:table-cell table:formula="of:=[$'Q(h)'.D32]" office:value-type="float" office:value="127.05912" calcext:value-type="float">
            <text:p>127.06</text:p>
          </table:table-cell>
          <table:table-cell table:formula="of:=[.C18]*[.C18]" office:value-type="float" office:value="16144.0199751744" calcext:value-type="float">
            <text:p>16144.02</text:p>
          </table:table-cell>
          <table:table-cell table:formula="of:=[.B18]*[.B18]" office:value-type="float" office:value="24.810361" calcext:value-type="float">
            <text:p>24.810</text:p>
          </table:table-cell>
          <table:table-cell table:formula="of:=[.B18]*[.C18]" office:value-type="float" office:value="632.88147672" calcext:value-type="float">
            <text:p>632.88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$'Q(h)'.J28]" office:value-type="float" office:value="10.497" calcext:value-type="float">
            <text:p>10.497</text:p>
          </table:table-cell>
          <table:table-cell table:formula="of:=[$'Q(h)'.K28]" office:value-type="float" office:value="149.294466" calcext:value-type="float">
            <text:p>149.29</text:p>
          </table:table-cell>
          <table:table-cell table:formula="of:=[.L18]*[.L18]" office:value-type="float" office:value="22288.8375782252" calcext:value-type="float">
            <text:p>22288.84</text:p>
          </table:table-cell>
          <table:table-cell table:formula="of:=[.K18]*[.K18]" office:value-type="float" office:value="110.187009" calcext:value-type="float">
            <text:p>110.187</text:p>
          </table:table-cell>
          <table:table-cell table:formula="of:=[.K18]*[.L18]" office:value-type="float" office:value="1567.144009602" calcext:value-type="float">
            <text:p>1567.14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ср</text:p>
          </table:table-cell>
          <table:table-cell table:formula="of:=AVERAGE([.B3:.B18])" office:value-type="float" office:value="2.7380625" calcext:value-type="float">
            <text:p>2.738</text:p>
          </table:table-cell>
          <table:table-cell table:formula="of:=AVERAGE([.C3:.C18])" office:value-type="float" office:value="67.5001575" calcext:value-type="float">
            <text:p>67.50</text:p>
          </table:table-cell>
          <table:table-cell table:formula="of:=AVERAGE([.D3:.D18])" office:value-type="float" office:value="5896.35104562034" calcext:value-type="float">
            <text:p>5896.35</text:p>
          </table:table-cell>
          <table:table-cell table:formula="of:=AVERAGE([.E3:.E18])" office:value-type="float" office:value="9.5465754375" calcext:value-type="float">
            <text:p>9.547</text:p>
          </table:table-cell>
          <table:table-cell table:formula="of:=AVERAGE([.F3:.F18])" office:value-type="float" office:value="237.205976273438" calcext:value-type="float">
            <text:p>237.20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$'Q(h)'.J29]" office:value-type="float" office:value="11.101" calcext:value-type="float">
            <text:p>11.101</text:p>
          </table:table-cell>
          <table:table-cell table:formula="of:=[$'Q(h)'.K29]" office:value-type="float" office:value="165.176856" calcext:value-type="float">
            <text:p>165.18</text:p>
          </table:table-cell>
          <table:table-cell table:formula="of:=[.L19]*[.L19]" office:value-type="float" office:value="27283.3937580447" calcext:value-type="float">
            <text:p>27283.39</text:p>
          </table:table-cell>
          <table:table-cell table:formula="of:=[.K19]*[.K19]" office:value-type="float" office:value="123.232201" calcext:value-type="float">
            <text:p>123.232</text:p>
          </table:table-cell>
          <table:table-cell table:formula="of:=[.K19]*[.L19]" office:value-type="float" office:value="1833.628278456" calcext:value-type="float">
            <text:p>1833.6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office:value-type="float" office:value="14" calcext:value-type="float">
            <text:p>14</text:p>
          </table:table-cell>
          <table:table-cell table:formula="of:=[$'Q(h)'.J30]" office:value-type="float" office:value="11.715" calcext:value-type="float">
            <text:p>11.715</text:p>
          </table:table-cell>
          <table:table-cell table:formula="of:=[$'Q(h)'.K30]" office:value-type="float" office:value="181.059246" calcext:value-type="float">
            <text:p>181.06</text:p>
          </table:table-cell>
          <table:table-cell table:formula="of:=[.L20]*[.L20]" office:value-type="float" office:value="32782.4505620885" calcext:value-type="float">
            <text:p>32782.45</text:p>
          </table:table-cell>
          <table:table-cell table:formula="of:=[.K20]*[.K20]" office:value-type="float" office:value="137.241225" calcext:value-type="float">
            <text:p>137.241</text:p>
          </table:table-cell>
          <table:table-cell table:formula="of:=[.K20]*[.L20]" office:value-type="float" office:value="2121.10906689" calcext:value-type="float">
            <text:p>2121.10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office:value-type="float" office:value="15" calcext:value-type="float">
            <text:p>15</text:p>
          </table:table-cell>
          <table:table-cell table:formula="of:=[$'Q(h)'.J31]" office:value-type="float" office:value="12.303" calcext:value-type="float">
            <text:p>12.303</text:p>
          </table:table-cell>
          <table:table-cell table:formula="of:=[$'Q(h)'.K31]" office:value-type="float" office:value="196.941636" calcext:value-type="float">
            <text:p>196.94</text:p>
          </table:table-cell>
          <table:table-cell table:formula="of:=[.L21]*[.L21]" office:value-type="float" office:value="38786.0079903565" calcext:value-type="float">
            <text:p>38786.01</text:p>
          </table:table-cell>
          <table:table-cell table:formula="of:=[.K21]*[.K21]" office:value-type="float" office:value="151.363809" calcext:value-type="float">
            <text:p>151.364</text:p>
          </table:table-cell>
          <table:table-cell table:formula="of:=[.K21]*[.L21]" office:value-type="float" office:value="2422.972947708" calcext:value-type="float">
            <text:p>2422.9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" office:value-type="float" office:value="4.981" calcext:value-type="float">
            <text:p>4.981</text:p>
          </table:table-cell>
          <table:table-cell table:style-name="ce7" table:formula="of:=[.C18]" office:value-type="float" office:value="127.05912" calcext:value-type="float">
            <text:p>127.059</text:p>
          </table:table-cell>
          <table:table-cell table:style-name="ce7" table:formula="of:=[.D18]" office:value-type="float" office:value="16144.0199751744" calcext:value-type="float">
            <text:p>16144.020</text:p>
          </table:table-cell>
          <table:table-cell table:formula="of:=[.E18]" office:value-type="float" office:value="24.810361" calcext:value-type="float">
            <text:p>24.810</text:p>
          </table:table-cell>
          <table:table-cell table:formula="of:=[.F18]" office:value-type="float" office:value="632.88147672" calcext:value-type="float">
            <text:p>632.8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$'Q(h)'.J32]" office:value-type="float" office:value="12.76" calcext:value-type="float">
            <text:p>12.760</text:p>
          </table:table-cell>
          <table:table-cell table:formula="of:=[$'Q(h)'.K32]" office:value-type="float" office:value="212.824026" calcext:value-type="float">
            <text:p>212.82</text:p>
          </table:table-cell>
          <table:table-cell table:formula="of:=[.L22]*[.L22]" office:value-type="float" office:value="45294.0660428487" calcext:value-type="float">
            <text:p>45294.07</text:p>
          </table:table-cell>
          <table:table-cell table:formula="of:=[.K22]*[.K22]" office:value-type="float" office:value="162.8176" calcext:value-type="float">
            <text:p>162.818</text:p>
          </table:table-cell>
          <table:table-cell table:formula="of:=[.K22]*[.L22]" office:value-type="float" office:value="2715.63457176" calcext:value-type="float">
            <text:p>2715.635</text:p>
          </table:table-cell>
          <table:table-cell table:number-columns-repeated="2"/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$'Q(h)'.C33]" office:value-type="float" office:value="5.317" calcext:value-type="float">
            <text:p>5.317</text:p>
          </table:table-cell>
          <table:table-cell table:formula="of:=[$'Q(h)'.D33]" office:value-type="float" office:value="142.94151" calcext:value-type="float">
            <text:p>142.94</text:p>
          </table:table-cell>
          <table:table-cell table:formula="of:=[.C23]*[.C23]" office:value-type="float" office:value="20432.2752810801" calcext:value-type="float">
            <text:p>20432.28</text:p>
          </table:table-cell>
          <table:table-cell table:formula="of:=[.B23]*[.B23]" office:value-type="float" office:value="28.270489" calcext:value-type="float">
            <text:p>28.270</text:p>
          </table:table-cell>
          <table:table-cell table:formula="of:=[.B23]*[.C23]" office:value-type="float" office:value="760.02000867" calcext:value-type="float">
            <text:p>760.0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$'Q(h)'.J33]" office:value-type="float" office:value="13.287" calcext:value-type="float">
            <text:p>13.287</text:p>
          </table:table-cell>
          <table:table-cell table:formula="of:=[$'Q(h)'.K33]" office:value-type="float" office:value="228.706416" calcext:value-type="float">
            <text:p>228.71</text:p>
          </table:table-cell>
          <table:table-cell table:formula="of:=[.L23]*[.L23]" office:value-type="float" office:value="52306.6247195651" calcext:value-type="float">
            <text:p>52306.62</text:p>
          </table:table-cell>
          <table:table-cell table:formula="of:=[.K23]*[.K23]" office:value-type="float" office:value="176.544369" calcext:value-type="float">
            <text:p>176.544</text:p>
          </table:table-cell>
          <table:table-cell table:formula="of:=[.K23]*[.L23]" office:value-type="float" office:value="3038.822149392" calcext:value-type="float">
            <text:p>3038.822</text:p>
          </table:table-cell>
          <table:table-cell table:number-columns-repeated="2"/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$'Q(h)'.C34]" office:value-type="float" office:value="5.506" calcext:value-type="float">
            <text:p>5.506</text:p>
          </table:table-cell>
          <table:table-cell table:formula="of:=[$'Q(h)'.D34]" office:value-type="float" office:value="158.8239" calcext:value-type="float">
            <text:p>158.82</text:p>
          </table:table-cell>
          <table:table-cell table:formula="of:=[.C24]*[.C24]" office:value-type="float" office:value="25225.03121121" calcext:value-type="float">
            <text:p>25225.03</text:p>
          </table:table-cell>
          <table:table-cell table:formula="of:=[.B24]*[.B24]" office:value-type="float" office:value="30.316036" calcext:value-type="float">
            <text:p>30.316</text:p>
          </table:table-cell>
          <table:table-cell table:formula="of:=[.B24]*[.C24]" office:value-type="float" office:value="874.4843934" calcext:value-type="float">
            <text:p>874.48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$'Q(h)'.J34]" office:value-type="float" office:value="13.795" calcext:value-type="float">
            <text:p>13.795</text:p>
          </table:table-cell>
          <table:table-cell table:formula="of:=[$'Q(h)'.K34]" office:value-type="float" office:value="244.588806" calcext:value-type="float">
            <text:p>244.59</text:p>
          </table:table-cell>
          <table:table-cell table:formula="of:=[.L24]*[.L24]" office:value-type="float" office:value="59823.6840205057" calcext:value-type="float">
            <text:p>59823.68</text:p>
          </table:table-cell>
          <table:table-cell table:formula="of:=[.K24]*[.K24]" office:value-type="float" office:value="190.302025" calcext:value-type="float">
            <text:p>190.302</text:p>
          </table:table-cell>
          <table:table-cell table:formula="of:=[.K24]*[.L24]" office:value-type="float" office:value="3374.10257877" calcext:value-type="float">
            <text:p>3374.103</text:p>
          </table:table-cell>
          <table:table-cell table:number-columns-repeated="2"/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$'Q(h)'.C35]" office:value-type="float" office:value="5.685" calcext:value-type="float">
            <text:p>5.685</text:p>
          </table:table-cell>
          <table:table-cell table:formula="of:=[$'Q(h)'.D35]" office:value-type="float" office:value="174.70629" calcext:value-type="float">
            <text:p>174.71</text:p>
          </table:table-cell>
          <table:table-cell table:formula="of:=[.C25]*[.C25]" office:value-type="float" office:value="30522.2877655641" calcext:value-type="float">
            <text:p>30522.29</text:p>
          </table:table-cell>
          <table:table-cell table:formula="of:=[.B25]*[.B25]" office:value-type="float" office:value="32.319225" calcext:value-type="float">
            <text:p>32.319</text:p>
          </table:table-cell>
          <table:table-cell table:formula="of:=[.B25]*[.C25]" office:value-type="float" office:value="993.20525865" calcext:value-type="float">
            <text:p>993.20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$'Q(h)'.J35]" office:value-type="float" office:value="14.298" calcext:value-type="float">
            <text:p>14.298</text:p>
          </table:table-cell>
          <table:table-cell table:formula="of:=[$'Q(h)'.K35]" office:value-type="float" office:value="260.471196" calcext:value-type="float">
            <text:p>260.47</text:p>
          </table:table-cell>
          <table:table-cell table:formula="of:=[.L25]*[.L25]" office:value-type="float" office:value="67845.2439456705" calcext:value-type="float">
            <text:p>67845.24</text:p>
          </table:table-cell>
          <table:table-cell table:formula="of:=[.K25]*[.K25]" office:value-type="float" office:value="204.432804" calcext:value-type="float">
            <text:p>204.433</text:p>
          </table:table-cell>
          <table:table-cell table:formula="of:=[.K25]*[.L25]" office:value-type="float" office:value="3724.217160408" calcext:value-type="float">
            <text:p>3724.217</text:p>
          </table:table-cell>
          <table:table-cell table:number-columns-repeated="2"/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[$'Q(h)'.C36]" office:value-type="float" office:value="5.897" calcext:value-type="float">
            <text:p>5.897</text:p>
          </table:table-cell>
          <table:table-cell table:formula="of:=[$'Q(h)'.D36]" office:value-type="float" office:value="190.58868" calcext:value-type="float">
            <text:p>190.59</text:p>
          </table:table-cell>
          <table:table-cell table:formula="of:=[.C26]*[.C26]" office:value-type="float" office:value="36324.0449441424" calcext:value-type="float">
            <text:p>36324.04</text:p>
          </table:table-cell>
          <table:table-cell table:formula="of:=[.B26]*[.B26]" office:value-type="float" office:value="34.774609" calcext:value-type="float">
            <text:p>34.775</text:p>
          </table:table-cell>
          <table:table-cell table:formula="of:=[.B26]*[.C26]" office:value-type="float" office:value="1123.90144596" calcext:value-type="float">
            <text:p>1123.90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$'Q(h)'.J36]" office:value-type="float" office:value="14.785" calcext:value-type="float">
            <text:p>14.785</text:p>
          </table:table-cell>
          <table:table-cell table:formula="of:=[$'Q(h)'.K36]" office:value-type="float" office:value="276.353586" calcext:value-type="float">
            <text:p>276.35</text:p>
          </table:table-cell>
          <table:table-cell table:formula="of:=[.L26]*[.L26]" office:value-type="float" office:value="76371.3044950594" calcext:value-type="float">
            <text:p>76371.30</text:p>
          </table:table-cell>
          <table:table-cell table:formula="of:=[.K26]*[.K26]" office:value-type="float" office:value="218.596225" calcext:value-type="float">
            <text:p>218.596</text:p>
          </table:table-cell>
          <table:table-cell table:formula="of:=[.K26]*[.L26]" office:value-type="float" office:value="4085.88776901" calcext:value-type="float">
            <text:p>4085.888</text:p>
          </table:table-cell>
          <table:table-cell table:number-columns-repeated="2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[$'Q(h)'.C37]" office:value-type="float" office:value="6.108" calcext:value-type="float">
            <text:p>6.108</text:p>
          </table:table-cell>
          <table:table-cell table:formula="of:=[$'Q(h)'.D37]" office:value-type="float" office:value="206.47107" calcext:value-type="float">
            <text:p>206.47</text:p>
          </table:table-cell>
          <table:table-cell table:formula="of:=[.C27]*[.C27]" office:value-type="float" office:value="42630.3027469449" calcext:value-type="float">
            <text:p>42630.30</text:p>
          </table:table-cell>
          <table:table-cell table:formula="of:=[.B27]*[.B27]" office:value-type="float" office:value="37.307664" calcext:value-type="float">
            <text:p>37.308</text:p>
          </table:table-cell>
          <table:table-cell table:formula="of:=[.B27]*[.C27]" office:value-type="float" office:value="1261.12529556" calcext:value-type="float">
            <text:p>1261.12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$'Q(h)'.J37]" office:value-type="float" office:value="15.26" calcext:value-type="float">
            <text:p>15.260</text:p>
          </table:table-cell>
          <table:table-cell table:formula="of:=[$'Q(h)'.K37]" office:value-type="float" office:value="292.235976" calcext:value-type="float">
            <text:p>292.24</text:p>
          </table:table-cell>
          <table:table-cell table:formula="of:=[.L27]*[.L27]" office:value-type="float" office:value="85401.8656686726" calcext:value-type="float">
            <text:p>85401.87</text:p>
          </table:table-cell>
          <table:table-cell table:formula="of:=[.K27]*[.K27]" office:value-type="float" office:value="232.8676" calcext:value-type="float">
            <text:p>232.868</text:p>
          </table:table-cell>
          <table:table-cell table:formula="of:=[.K27]*[.L27]" office:value-type="float" office:value="4459.52099376" calcext:value-type="float">
            <text:p>4459.521</text:p>
          </table:table-cell>
          <table:table-cell table:number-columns-repeated="2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[$'Q(h)'.C38]" office:value-type="float" office:value="6.308" calcext:value-type="float">
            <text:p>6.308</text:p>
          </table:table-cell>
          <table:table-cell table:formula="of:=[$'Q(h)'.D38]" office:value-type="float" office:value="222.35346" calcext:value-type="float">
            <text:p>222.35</text:p>
          </table:table-cell>
          <table:table-cell table:formula="of:=[.C28]*[.C28]" office:value-type="float" office:value="49441.0611739716" calcext:value-type="float">
            <text:p>49441.06</text:p>
          </table:table-cell>
          <table:table-cell table:formula="of:=[.B28]*[.B28]" office:value-type="float" office:value="39.790864" calcext:value-type="float">
            <text:p>39.791</text:p>
          </table:table-cell>
          <table:table-cell table:formula="of:=[.B28]*[.C28]" office:value-type="float" office:value="1402.60562568" calcext:value-type="float">
            <text:p>1402.60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$'Q(h)'.J38]" office:value-type="float" office:value="15.733" calcext:value-type="float">
            <text:p>15.733</text:p>
          </table:table-cell>
          <table:table-cell table:formula="of:=[$'Q(h)'.K38]" office:value-type="float" office:value="308.118366" calcext:value-type="float">
            <text:p>308.12</text:p>
          </table:table-cell>
          <table:table-cell table:formula="of:=[.L28]*[.L28]" office:value-type="float" office:value="94936.92746651" calcext:value-type="float">
            <text:p>94936.93</text:p>
          </table:table-cell>
          <table:table-cell table:formula="of:=[.K28]*[.K28]" office:value-type="float" office:value="247.527289" calcext:value-type="float">
            <text:p>247.527</text:p>
          </table:table-cell>
          <table:table-cell table:formula="of:=[.K28]*[.L28]" office:value-type="float" office:value="4847.626252278" calcext:value-type="float">
            <text:p>4847.626</text:p>
          </table:table-cell>
          <table:table-cell table:number-columns-repeated="2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[$'Q(h)'.C39]" office:value-type="float" office:value="6.501" calcext:value-type="float">
            <text:p>6.501</text:p>
          </table:table-cell>
          <table:table-cell table:formula="of:=[$'Q(h)'.D39]" office:value-type="float" office:value="238.23585" calcext:value-type="float">
            <text:p>238.24</text:p>
          </table:table-cell>
          <table:table-cell table:formula="of:=[.C29]*[.C29]" office:value-type="float" office:value="56756.3202252225" calcext:value-type="float">
            <text:p>56756.32</text:p>
          </table:table-cell>
          <table:table-cell table:formula="of:=[.B29]*[.B29]" office:value-type="float" office:value="42.263001" calcext:value-type="float">
            <text:p>42.263</text:p>
          </table:table-cell>
          <table:table-cell table:formula="of:=[.B29]*[.C29]" office:value-type="float" office:value="1548.77126085" calcext:value-type="float">
            <text:p>1548.77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$'Q(h)'.J39]" office:value-type="float" office:value="16.084" calcext:value-type="float">
            <text:p>16.084</text:p>
          </table:table-cell>
          <table:table-cell table:formula="of:=[$'Q(h)'.K39]" office:value-type="float" office:value="324.000756" calcext:value-type="float">
            <text:p>324.00</text:p>
          </table:table-cell>
          <table:table-cell table:formula="of:=[.L29]*[.L29]" office:value-type="float" office:value="104976.489888572" calcext:value-type="float">
            <text:p>104976.49</text:p>
          </table:table-cell>
          <table:table-cell table:formula="of:=[.K29]*[.K29]" office:value-type="float" office:value="258.695056" calcext:value-type="float">
            <text:p>258.695</text:p>
          </table:table-cell>
          <table:table-cell table:formula="of:=[.K29]*[.L29]" office:value-type="float" office:value="5211.228159504" calcext:value-type="float">
            <text:p>5211.228</text:p>
          </table:table-cell>
          <table:table-cell table:number-columns-repeated="2"/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[$'Q(h)'.C40]" office:value-type="float" office:value="6.656" calcext:value-type="float">
            <text:p>6.656</text:p>
          </table:table-cell>
          <table:table-cell table:formula="of:=[$'Q(h)'.D40]" office:value-type="float" office:value="254.11824" calcext:value-type="float">
            <text:p>254.12</text:p>
          </table:table-cell>
          <table:table-cell table:formula="of:=[.C30]*[.C30]" office:value-type="float" office:value="64576.0799006976" calcext:value-type="float">
            <text:p>64576.08</text:p>
          </table:table-cell>
          <table:table-cell table:formula="of:=[.B30]*[.B30]" office:value-type="float" office:value="44.302336" calcext:value-type="float">
            <text:p>44.302</text:p>
          </table:table-cell>
          <table:table-cell table:formula="of:=[.B30]*[.C30]" office:value-type="float" office:value="1691.41100544" calcext:value-type="float">
            <text:p>1691.41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$'Q(h)'.J40]" office:value-type="float" office:value="16.434" calcext:value-type="float">
            <text:p>16.434</text:p>
          </table:table-cell>
          <table:table-cell table:formula="of:=[$'Q(h)'.K40]" office:value-type="float" office:value="339.883146" calcext:value-type="float">
            <text:p>339.88</text:p>
          </table:table-cell>
          <table:table-cell table:formula="of:=[.L30]*[.L30]" office:value-type="float" office:value="115520.552934857" calcext:value-type="float">
            <text:p>115520.55</text:p>
          </table:table-cell>
          <table:table-cell table:formula="of:=[.K30]*[.K30]" office:value-type="float" office:value="270.076356" calcext:value-type="float">
            <text:p>270.076</text:p>
          </table:table-cell>
          <table:table-cell table:formula="of:=[.K30]*[.L30]" office:value-type="float" office:value="5585.639621364" calcext:value-type="float">
            <text:p>5585.640</text:p>
          </table:table-cell>
          <table:table-cell table:number-columns-repeated="2"/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[$'Q(h)'.C41]" office:value-type="float" office:value="6.865" calcext:value-type="float">
            <text:p>6.865</text:p>
          </table:table-cell>
          <table:table-cell table:formula="of:=[$'Q(h)'.D41]" office:value-type="float" office:value="270.00063" calcext:value-type="float">
            <text:p>270.00</text:p>
          </table:table-cell>
          <table:table-cell table:formula="of:=[.C31]*[.C31]" office:value-type="float" office:value="72900.3402003969" calcext:value-type="float">
            <text:p>72900.34</text:p>
          </table:table-cell>
          <table:table-cell table:formula="of:=[.B31]*[.B31]" office:value-type="float" office:value="47.128225" calcext:value-type="float">
            <text:p>47.128</text:p>
          </table:table-cell>
          <table:table-cell table:formula="of:=[.B31]*[.C31]" office:value-type="float" office:value="1853.55432495" calcext:value-type="float">
            <text:p>1853.554</text:p>
          </table:table-cell>
          <table:table-cell table:number-columns-repeated="3"/>
          <table:table-cell table:style-name="ce22" office:value-type="string" calcext:value-type="string">
            <text:p>ср</text:p>
          </table:table-cell>
          <table:table-cell table:formula="of:=AVERAGE([.K13:.K30])" office:value-type="float" office:value="12.3447777777778" calcext:value-type="float">
            <text:p>12.345</text:p>
          </table:table-cell>
          <table:table-cell table:formula="of:=AVERAGE([.L13:.L30])" office:value-type="float" office:value="204.882831" calcext:value-type="float">
            <text:p>204.88</text:p>
          </table:table-cell>
          <table:table-cell table:formula="of:=AVERAGE([.M13:.M30])" office:value-type="float" office:value="48766.7120062586" calcext:value-type="float">
            <text:p>48766.71</text:p>
          </table:table-cell>
          <table:table-cell table:formula="of:=AVERAGE([.N13:.N30])" office:value-type="float" office:value="159.806504111111" calcext:value-type="float">
            <text:p>159.807</text:p>
          </table:table-cell>
          <table:table-cell table:formula="of:=AVERAGE([.O13:.O30])" office:value-type="float" office:value="2753.237365382" calcext:value-type="float">
            <text:p>2753.237</text:p>
          </table:table-cell>
          <table:table-cell table:number-columns-repeated="2"/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[$'Q(h)'.C42]" office:value-type="float" office:value="7.019" calcext:value-type="float">
            <text:p>7.019</text:p>
          </table:table-cell>
          <table:table-cell table:formula="of:=[$'Q(h)'.D42]" office:value-type="float" office:value="285.88302" calcext:value-type="float">
            <text:p>285.88</text:p>
          </table:table-cell>
          <table:table-cell table:formula="of:=[.C32]*[.C32]" office:value-type="float" office:value="81729.1011243204" calcext:value-type="float">
            <text:p>81729.10</text:p>
          </table:table-cell>
          <table:table-cell table:formula="of:=[.B32]*[.B32]" office:value-type="float" office:value="49.266361" calcext:value-type="float">
            <text:p>49.266</text:p>
          </table:table-cell>
          <table:table-cell table:formula="of:=[.B32]*[.C32]" office:value-type="float" office:value="2006.61291738" calcext:value-type="float">
            <text:p>2006.613</text:p>
          </table:table-cell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[$'Q(h)'.C43]" office:value-type="float" office:value="7.195" calcext:value-type="float">
            <text:p>7.195</text:p>
          </table:table-cell>
          <table:table-cell table:formula="of:=[$'Q(h)'.D43]" office:value-type="float" office:value="301.76541" calcext:value-type="float">
            <text:p>301.77</text:p>
          </table:table-cell>
          <table:table-cell table:formula="of:=[.C33]*[.C33]" office:value-type="float" office:value="91062.3626724681" calcext:value-type="float">
            <text:p>91062.36</text:p>
          </table:table-cell>
          <table:table-cell table:formula="of:=[.B33]*[.B33]" office:value-type="float" office:value="51.768025" calcext:value-type="float">
            <text:p>51.768</text:p>
          </table:table-cell>
          <table:table-cell table:formula="of:=[.B33]*[.C33]" office:value-type="float" office:value="2171.20212495" calcext:value-type="float">
            <text:p>2171.202</text:p>
          </table:table-cell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[$'Q(h)'.C44]" office:value-type="float" office:value="7.394" calcext:value-type="float">
            <text:p>7.394</text:p>
          </table:table-cell>
          <table:table-cell table:formula="of:=[$'Q(h)'.D44]" office:value-type="float" office:value="317.6478" calcext:value-type="float">
            <text:p>317.65</text:p>
          </table:table-cell>
          <table:table-cell table:formula="of:=[.C34]*[.C34]" office:value-type="float" office:value="100900.12484484" calcext:value-type="float">
            <text:p>100900.12</text:p>
          </table:table-cell>
          <table:table-cell table:formula="of:=[.B34]*[.B34]" office:value-type="float" office:value="54.671236" calcext:value-type="float">
            <text:p>54.671</text:p>
          </table:table-cell>
          <table:table-cell table:formula="of:=[.B34]*[.C34]" office:value-type="float" office:value="2348.6878332" calcext:value-type="float">
            <text:p>2348.688</text:p>
          </table:table-cell>
          <table:table-cell table:number-columns-repeated="3"/>
          <table:table-cell office:value-type="string" calcext:value-type="string">
            <text:p>ламинарный участок</text:p>
          </table:table-cell>
          <table:table-cell table:style-name="Default" table:number-columns-repeated="2"/>
          <table:table-cell table:style-name="Default" office:value-type="string" calcext:value-type="string">
            <text:p>турбулентный участок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[$'Q(h)'.C45]" office:value-type="float" office:value="7.542" calcext:value-type="float">
            <text:p>7.542</text:p>
          </table:table-cell>
          <table:table-cell table:formula="of:=[$'Q(h)'.D45]" office:value-type="float" office:value="333.53019" calcext:value-type="float">
            <text:p>333.53</text:p>
          </table:table-cell>
          <table:table-cell table:formula="of:=[.C35]*[.C35]" office:value-type="float" office:value="111242.387641436" calcext:value-type="float">
            <text:p>111242.39</text:p>
          </table:table-cell>
          <table:table-cell table:formula="of:=[.B35]*[.B35]" office:value-type="float" office:value="56.881764" calcext:value-type="float">
            <text:p>56.882</text:p>
          </table:table-cell>
          <table:table-cell table:formula="of:=[.B35]*[.C35]" office:value-type="float" office:value="2515.48469298" calcext:value-type="float">
            <text:p>2515.485</text:p>
          </table:table-cell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ср</text:p>
          </table:table-cell>
          <table:table-cell table:formula="of:=AVERAGE([.B22:.B35])" office:value-type="float" office:value="6.35528571428571" calcext:value-type="float">
            <text:p>6.355</text:p>
          </table:table-cell>
          <table:table-cell table:formula="of:=AVERAGE([.C22:.C35])" office:value-type="float" office:value="230.294655" calcext:value-type="float">
            <text:p>230.29</text:p>
          </table:table-cell>
          <table:table-cell table:formula="of:=AVERAGE([.D22:.D35])" office:value-type="float" office:value="57134.6956933907" calcext:value-type="float">
            <text:p>57134.70</text:p>
          </table:table-cell>
          <table:table-cell table:formula="of:=AVERAGE([.E22:.E35])" office:value-type="float" office:value="40.9907282857143" calcext:value-type="float">
            <text:p>40.991</text:p>
          </table:table-cell>
          <table:table-cell table:formula="of:=AVERAGE([.F22:.F35])" office:value-type="float" office:value="1513.139118885" calcext:value-type="float">
            <text:p>1513.139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formula="of:=([.O10] - [.K10]*[.L10])/ ([.M10] - [.L10]*[.L10])" office:value-type="float" office:value="0.1108677133791" calcext:value-type="float">
            <text:p>0.111</text:p>
          </table:table-cell>
          <table:table-cell table:style-name="Default"/>
          <table:table-cell table:style-name="Default" office:value-type="string" calcext:value-type="string">
            <text:p>k</text:p>
          </table:table-cell>
          <table:table-cell table:style-name="ce9" table:formula="of:=([.O31] - [.K31]*[.L31])/ ([.M31] - [.L31]*[.L31])" office:value-type="float" office:value="0.0329916059305674" calcext:value-type="float">
            <text:p>0.033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office:value-type="string" calcext:value-type="string">
            <text:p>\sigma_k</text:p>
          </table:table-cell>
          <table:table-cell table:formula="of:=1/SQRT([.J9]) * SQRT(([.N10] - [.K10]*[.K10])/([.M10] - [.L10]*[.L10]) - [.K36]*[.K36])" office:value-type="float" office:value="0.00836071181071433" calcext:value-type="float">
            <text:p>0.008</text:p>
          </table:table-cell>
          <table:table-cell table:style-name="Default"/>
          <table:table-cell table:style-name="Default" office:value-type="string" calcext:value-type="string">
            <text:p>\sigma_k</text:p>
          </table:table-cell>
          <table:table-cell table:style-name="ce9" table:formula="of:=1/SQRT([.J30]-[.J13]) * SQRT(([.N31] - [.K31]*[.K31])/([.M31] - [.L31]*[.L31]) - [.N36]*[.N36])" office:value-type="float" office:value="0.000443493189802793" calcext:value-type="float">
            <text:p>0.000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ламинарный участок</text:p>
          </table:table-cell>
          <table:table-cell table:style-name="Default" table:number-columns-repeated="2"/>
          <table:table-cell table:style-name="Default" office:value-type="string" calcext:value-type="string">
            <text:p>турбулентный участок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b</text:p>
          </table:table-cell>
          <table:table-cell table:style-name="ce10" table:formula="of:=[.K10] - [.K36]*[.L10]" office:value-type="float" office:value="0.766199180327869" calcext:value-type="float">
            <text:p>0.8</text:p>
          </table:table-cell>
          <table:table-cell table:style-name="Default"/>
          <table:table-cell table:style-name="Default" office:value-type="string" calcext:value-type="string">
            <text:p>b</text:p>
          </table:table-cell>
          <table:table-cell table:style-name="ce11" table:formula="of:=[.K31] - [.N36]*[.L31]" office:value-type="float" office:value="5.58536415548675" calcext:value-type="float">
            <text:p>5.59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office:value-type="string" calcext:value-type="string">
            <text:p>\sigma_b</text:p>
          </table:table-cell>
          <table:table-cell table:style-name="ce10" table:formula="of:=[.K37]*SQRT([.M10] - [.L10]*[.L10])" office:value-type="float" office:value="0.148158300422018" calcext:value-type="float">
            <text:p>0.1</text:p>
          </table:table-cell>
          <table:table-cell table:style-name="Default"/>
          <table:table-cell table:style-name="Default" office:value-type="string" calcext:value-type="string">
            <text:p>\sigma_b</text:p>
          </table:table-cell>
          <table:table-cell table:style-name="ce11" table:formula="of:=[.N37]*SQRT([.M31] - [.L31]*[.L31])" office:value-type="float" office:value="0.0365437784721071" calcext:value-type="float">
            <text:p>0.0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style-name="ce9" table:formula="of:=([.F19] - [.B19]*[.C19])/ ([.D19] - [.C19]*[.C19])" office:value-type="float" office:value="0.0390919458224968" calcext:value-type="float">
            <text:p>0.0391</text:p>
          </table:table-cell>
          <table:table-cell table:style-name="Default"/>
          <table:table-cell table:style-name="Default" office:value-type="string" calcext:value-type="string">
            <text:p>k</text:p>
          </table:table-cell>
          <table:table-cell table:style-name="ce9" table:formula="of:=([.F36] - [.B36]*[.C36])/ ([.D36] - [.C36]*[.C36])" office:value-type="float" office:value="0.0120883071622854" calcext:value-type="float">
            <text:p>0.0121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\sigma_k</text:p>
          </table:table-cell>
          <table:table-cell table:style-name="ce9" table:formula="of:=1/SQRT([.A18]) * SQRT(([.E19] - [.B19]*[.B19])/([.D19] - [.C19]*[.C19]) - [.B41]*[.B41])" office:value-type="float" office:value="0.000282054472794766" calcext:value-type="float">
            <text:p>0.0003</text:p>
          </table:table-cell>
          <table:table-cell table:style-name="Default"/>
          <table:table-cell table:style-name="Default" office:value-type="string" calcext:value-type="string">
            <text:p>\sigma_k</text:p>
          </table:table-cell>
          <table:table-cell table:style-name="ce9" table:formula="of:=1/SQRT([.A35]-[.A18]) * SQRT(([.E36] - [.B36]*[.B36])/([.D36] - [.C36]*[.C36]) - [.E41]*[.E41])" office:value-type="float" office:value="0.000197883076605753" calcext:value-type="float">
            <text:p>0.0002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11" table:formula="of:=[.B19] - [.B41]*[.C19]" office:value-type="float" office:value="0.0993500000000003" calcext:value-type="float">
            <text:p>0.10</text:p>
          </table:table-cell>
          <table:table-cell table:style-name="Default"/>
          <table:table-cell table:style-name="Default" office:value-type="string" calcext:value-type="string">
            <text:p>b</text:p>
          </table:table-cell>
          <table:table-cell table:style-name="ce11" table:formula="of:=[.B36] - [.E41]*[.C36]" office:value-type="float" office:value="3.57141318681318" calcext:value-type="float">
            <text:p>3.57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\sigma_b</text:p>
          </table:table-cell>
          <table:table-cell table:style-name="ce11" table:formula="of:=[.B42]*SQRT([.D19] - [.C19]*[.C19])" office:value-type="float" office:value="0.0103251963399157" calcext:value-type="float">
            <text:p>0.01</text:p>
          </table:table-cell>
          <table:table-cell table:style-name="Default"/>
          <table:table-cell table:style-name="Default" office:value-type="string" calcext:value-type="string">
            <text:p>\sigma_b</text:p>
          </table:table-cell>
          <table:table-cell table:style-name="ce11" table:formula="of:=[.E42]*SQRT([.D36] - [.C36]*[.C36])" office:value-type="float" office:value="0.0126692583632371" calcext:value-type="float">
            <text:p>0.01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</table:table>
      <table:table table:name="МНК п12" table:style-name="ta1">
        <table:table-column table:style-name="co1" table:number-columns-repeated="14" table:default-cell-style-name="Default"/>
        <table:table-row table:style-name="ro2">
          <table:table-cell table:style-name="ce21" office:value-type="string" calcext:value-type="string">
            <text:p>МНК рассчёты для 1й трубы и зависимости P от x</text:p>
          </table:table-cell>
          <table:table-cell table:style-name="ce25" table:number-columns-repeated="5"/>
          <table:table-cell table:number-columns-repeated="2"/>
          <table:table-cell table:style-name="ce21" office:value-type="string" calcext:value-type="string">
            <text:p>МНК рассчёты для 2й трубы и зависимости P от x</text:p>
          </table:table-cell>
          <table:table-cell table:style-name="ce25" table:number-columns-repeated="5"/>
        </table:table-row>
        <table:table-row table:style-name="ro1">
          <table:table-cell/>
          <table:table-cell table:formula="of:=[$'Q(h)'.B54]" office:value-type="string" office:string-value="$x,\;см$" calcext:value-type="string">
            <text:p>$x,\;см$</text:p>
          </table:table-cell>
          <table:table-cell table:formula="of:=[$'Q(h)'.E54]" office:value-type="string" office:string-value="$\Delta P,\;Па$" calcext:value-type="string">
            <text:p>$\Delta P,\;Па$</text:p>
          </table:table-cell>
          <table:table-cell table:style-name="ce24" office:value-type="string" calcext:value-type="string">
            <text:p>x^2</text:p>
          </table:table-cell>
          <table:table-cell office:value-type="string" calcext:value-type="string">
            <text:p>y^2 </text:p>
          </table:table-cell>
          <table:table-cell office:value-type="string" calcext:value-type="string">
            <text:p>x*y</text:p>
          </table:table-cell>
          <table:table-cell table:number-columns-repeated="3"/>
          <table:table-cell table:formula="of:=[$'Q(h)'.B54]" office:value-type="string" office:string-value="$x,\;см$" calcext:value-type="string">
            <text:p>$x,\;см$</text:p>
          </table:table-cell>
          <table:table-cell table:formula="of:=[$'Q(h)'.E54]" office:value-type="string" office:string-value="$\Delta P,\;Па$" calcext:value-type="string">
            <text:p>$\Delta P,\;Па$</text:p>
          </table:table-cell>
          <table:table-cell table:style-name="ce24" office:value-type="string" calcext:value-type="string">
            <text:p>x^2</text:p>
          </table:table-cell>
          <table:table-cell office:value-type="string" calcext:value-type="string">
            <text:p>y^2 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Q(h)'.B56]" office:value-type="float" office:value="81" calcext:value-type="float">
            <text:p>81</text:p>
          </table:table-cell>
          <table:table-cell table:style-name="ce10" table:formula="of:=[$'Q(h)'.E56]" office:value-type="float" office:value="79.41195" calcext:value-type="float">
            <text:p>79.4</text:p>
          </table:table-cell>
          <table:table-cell table:style-name="ce11" table:formula="of:=[.B3]*[.B3]" office:value-type="float" office:value="6561" calcext:value-type="float">
            <text:p>6561.00</text:p>
          </table:table-cell>
          <table:table-cell table:style-name="ce7" table:formula="of:=[.C3]*[.C3]" office:value-type="float" office:value="6306.2578028025" calcext:value-type="float">
            <text:p>6306.258</text:p>
          </table:table-cell>
          <table:table-cell table:style-name="ce7" table:formula="of:=[.B3]*[.C3]" office:value-type="float" office:value="6432.36795" calcext:value-type="float">
            <text:p>6432.3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$'Q(h)'.B65]" office:value-type="float" office:value="80.5" calcext:value-type="float">
            <text:p>80.5</text:p>
          </table:table-cell>
          <table:table-cell table:style-name="ce10" table:formula="of:=[$'Q(h)'.E65]" office:value-type="float" office:value="31.76478" calcext:value-type="float">
            <text:p>31.8</text:p>
          </table:table-cell>
          <table:table-cell table:style-name="ce11" table:formula="of:=[.J3]*[.J3]" office:value-type="float" office:value="6480.25" calcext:value-type="float">
            <text:p>6480.25</text:p>
          </table:table-cell>
          <table:table-cell table:style-name="ce7" table:formula="of:=[.K3]*[.K3]" office:value-type="float" office:value="1009.0012484484" calcext:value-type="float">
            <text:p>1009.001</text:p>
          </table:table-cell>
          <table:table-cell table:style-name="ce7" table:formula="of:=[.J3]*[.K3]" office:value-type="float" office:value="2557.06479" calcext:value-type="float">
            <text:p>2557.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Q(h)'.B57]" office:value-type="float" office:value="41" calcext:value-type="float">
            <text:p>41</text:p>
          </table:table-cell>
          <table:table-cell table:style-name="ce10" table:formula="of:=[$'Q(h)'.E57]" office:value-type="float" office:value="63.52956" calcext:value-type="float">
            <text:p>63.5</text:p>
          </table:table-cell>
          <table:table-cell table:style-name="ce11" table:formula="of:=[.B4]*[.B4]" office:value-type="float" office:value="1681" calcext:value-type="float">
            <text:p>1681.00</text:p>
          </table:table-cell>
          <table:table-cell table:style-name="ce7" table:formula="of:=POWER([.C4]; 2)" office:value-type="float" office:value="4036.0049937936" calcext:value-type="float">
            <text:p>4036.005</text:p>
          </table:table-cell>
          <table:table-cell table:style-name="ce7" table:formula="of:=[.B4]*[.C4]" office:value-type="float" office:value="2604.71196" calcext:value-type="float">
            <text:p>2604.7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$'Q(h)'.B66]" office:value-type="float" office:value="40.5" calcext:value-type="float">
            <text:p>40.5</text:p>
          </table:table-cell>
          <table:table-cell table:style-name="ce10" table:formula="of:=[$'Q(h)'.E66]" office:value-type="float" office:value="27.000063" calcext:value-type="float">
            <text:p>27.0</text:p>
          </table:table-cell>
          <table:table-cell table:style-name="ce11" table:formula="of:=[.J4]*[.J4]" office:value-type="float" office:value="1640.25" calcext:value-type="float">
            <text:p>1640.25</text:p>
          </table:table-cell>
          <table:table-cell table:style-name="ce7" table:formula="of:=POWER([.K4]; 2)" office:value-type="float" office:value="729.003402003969" calcext:value-type="float">
            <text:p>729.003</text:p>
          </table:table-cell>
          <table:table-cell table:style-name="ce7" table:formula="of:=[.J4]*[.K4]" office:value-type="float" office:value="1093.5025515" calcext:value-type="float">
            <text:p>1093.5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Q(h)'.B58]" office:value-type="float" office:value="11" calcext:value-type="float">
            <text:p>11</text:p>
          </table:table-cell>
          <table:table-cell table:style-name="ce10" table:formula="of:=[$'Q(h)'.E58]" office:value-type="float" office:value="47.64717" calcext:value-type="float">
            <text:p>47.6</text:p>
          </table:table-cell>
          <table:table-cell table:style-name="ce11" table:formula="of:=[.B5]*[.B5]" office:value-type="float" office:value="121" calcext:value-type="float">
            <text:p>121.00</text:p>
          </table:table-cell>
          <table:table-cell table:style-name="ce7" table:formula="of:=POWER([.C5]; 2)" office:value-type="float" office:value="2270.2528090089" calcext:value-type="float">
            <text:p>2270.253</text:p>
          </table:table-cell>
          <table:table-cell table:style-name="ce7" table:formula="of:=[.B5]*[.C5]" office:value-type="float" office:value="524.11887" calcext:value-type="float">
            <text:p>524.1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$'Q(h)'.B67]" office:value-type="float" office:value="10.5" calcext:value-type="float">
            <text:p>10.5</text:p>
          </table:table-cell>
          <table:table-cell table:style-name="ce10" table:formula="of:=[$'Q(h)'.E67]" office:value-type="float" office:value="20.647107" calcext:value-type="float">
            <text:p>20.6</text:p>
          </table:table-cell>
          <table:table-cell table:style-name="ce11" table:formula="of:=[.J5]*[.J5]" office:value-type="float" office:value="110.25" calcext:value-type="float">
            <text:p>110.25</text:p>
          </table:table-cell>
          <table:table-cell table:style-name="ce7" table:formula="of:=POWER([.K5]; 2)" office:value-type="float" office:value="426.303027469449" calcext:value-type="float">
            <text:p>426.303</text:p>
          </table:table-cell>
          <table:table-cell table:style-name="ce7" table:formula="of:=[.J5]*[.K5]" office:value-type="float" office:value="216.7946235" calcext:value-type="float">
            <text:p>216.795</text:p>
          </table:table-cell>
        </table:table-row>
        <table:table-row table:style-name="ro1">
          <table:table-cell office:value-type="string" calcext:value-type="string">
            <text:p>ср</text:p>
          </table:table-cell>
          <table:table-cell table:style-name="ce10" table:formula="of:=AVERAGE([.B3:.B5])" office:value-type="float" office:value="44.3333333333333" calcext:value-type="float">
            <text:p>44.3</text:p>
          </table:table-cell>
          <table:table-cell table:style-name="ce10" table:formula="of:=AVERAGE([.C3:.C5])" office:value-type="float" office:value="63.52956" calcext:value-type="float">
            <text:p>63.5</text:p>
          </table:table-cell>
          <table:table-cell table:style-name="ce11" table:formula="of:=AVERAGE([.D3:.D5])" office:value-type="float" office:value="2787.66666666667" calcext:value-type="float">
            <text:p>2787.67</text:p>
          </table:table-cell>
          <table:table-cell table:style-name="ce7" table:formula="of:=AVERAGE([.E3:.E5])" office:value-type="float" office:value="4204.171868535" calcext:value-type="float">
            <text:p>4204.172</text:p>
          </table:table-cell>
          <table:table-cell table:style-name="ce7" table:formula="of:=AVERAGE([.F3:.F5])" office:value-type="float" office:value="3187.06626" calcext:value-type="float">
            <text:p>3187.066</text:p>
          </table:table-cell>
          <table:table-cell table:number-columns-repeated="2"/>
          <table:table-cell office:value-type="string" calcext:value-type="string">
            <text:p>ср</text:p>
          </table:table-cell>
          <table:table-cell table:style-name="ce10" table:formula="of:=AVERAGE([.J3:.J5])" office:value-type="float" office:value="43.8333333333333" calcext:value-type="float">
            <text:p>43.8</text:p>
          </table:table-cell>
          <table:table-cell table:style-name="ce10" table:formula="of:=AVERAGE([.K3:.K5])" office:value-type="float" office:value="26.47065" calcext:value-type="float">
            <text:p>26.5</text:p>
          </table:table-cell>
          <table:table-cell table:style-name="ce11" table:formula="of:=AVERAGE([.L3:.L5])" office:value-type="float" office:value="2743.58333333333" calcext:value-type="float">
            <text:p>2743.58</text:p>
          </table:table-cell>
          <table:table-cell table:style-name="ce7" table:formula="of:=AVERAGE([.M3:.M5])" office:value-type="float" office:value="721.435892640606" calcext:value-type="float">
            <text:p>721.436</text:p>
          </table:table-cell>
          <table:table-cell table:style-name="ce7" table:formula="of:=AVERAGE([.N3:.N5])" office:value-type="float" office:value="1289.120655" calcext:value-type="float">
            <text:p>1289.121</text:p>
          </table:table-cell>
        </table:table-row>
        <table:table-row table:style-name="ro1">
          <table:table-cell table:number-columns-repeated="9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турбулентность</text:p>
          </table:table-cell>
          <table:table-cell table:number-columns-repeated="7"/>
          <table:table-cell office:value-type="string" calcext:value-type="string">
            <text:p>турбулентность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Q(h)'.B59]" office:value-type="float" office:value="0" calcext:value-type="float">
            <text:p>0</text:p>
          </table:table-cell>
          <table:table-cell table:style-name="ce10" table:formula="of:=[$'Q(h)'.E59]" office:value-type="float" office:value="60.353082" calcext:value-type="float">
            <text:p>60.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$'Q(h)'.B68]" office:value-type="float" office:value="0" calcext:value-type="float">
            <text:p>0</text:p>
          </table:table-cell>
          <table:table-cell table:style-name="ce10" table:formula="of:=[$'Q(h)'.E68]" office:value-type="float" office:value="27.000063" calcext:value-type="float">
            <text:p>27.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style-name="ce11" table:formula="of:=([.F6] - [.B6] * [.C6])/([.D6] - [.B6]*[.B6])" office:value-type="float" office:value="0.450716472972973" calcext:value-type="float">
            <text:p>0.45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style-name="ce11" table:formula="of:=([.N6] - [.J6] * [.K6])/([.L6] - [.J6]*[.J6])" office:value-type="float" office:value="0.156677631081081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sigma_k</text:p>
          </table:table-cell>
          <table:table-cell table:style-name="ce11" table:formula="of:=1/SQRT([.A5]) * SQRT(([.E6] - [.C6]*[.C6])/([.D6] - [.B6]*[.B6]) - [.B12]*[.B12])" office:value-type="float" office:value="0.0214626891891882" calcext:value-type="float">
            <text:p>0.02</text:p>
          </table:table-cell>
          <table:table-cell table:number-columns-repeated="6"/>
          <table:table-cell office:value-type="string" calcext:value-type="string">
            <text:p>\sigma_k</text:p>
          </table:table-cell>
          <table:table-cell table:style-name="ce11" table:formula="of:=1/SQRT([.I5]) * SQRT(([.M6] - [.K6]*[.K6])/([.L6] - [.J6]*[.J6]) - [.J12]*[.J12])" office:value-type="float" office:value="0.0150238824324299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table:style-name="ce10" table:formula="of:=[.C6] - [.B12] * [.B6]" office:value-type="float" office:value="43.5477963648649" calcext:value-type="float">
            <text:p>43.5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style-name="ce10" table:formula="of:=[.K6] - [.J12] * [.J6]" office:value-type="float" office:value="19.602947170946" calcext:value-type="float">
            <text:p>1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sigma_b</text:p>
          </table:table-cell>
          <table:table-cell table:style-name="ce10" table:formula="of:=[.B13]*SQRT([.D6] - [.B6]*[.B6])" office:value-type="float" office:value="0.615430111702789" calcext:value-type="float">
            <text:p>0.6</text:p>
          </table:table-cell>
          <table:table-cell table:number-columns-repeated="6"/>
          <table:table-cell office:value-type="string" calcext:value-type="string">
            <text:p>\sigma_b</text:p>
          </table:table-cell>
          <table:table-cell table:style-name="ce10" table:formula="of:=[.J13]*SQRT([.L6] - [.J6]*[.J6])" office:value-type="float" office:value="0.430801078191899" calcext:value-type="float">
            <text:p>0.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МНК п11'.A1:'МНК п11'.F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맑은 고딕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0:17:28.005000000</meta:creation-date>
    <meta:generator>LibreOffice/7.3.7.2$Linux_X86_64 LibreOffice_project/30$Build-2</meta:generator>
    <dc:date>2024-03-25T22:04:43.057103492</dc:date>
    <meta:editing-duration>PT13H35M55S</meta:editing-duration>
    <meta:editing-cycles>75</meta:editing-cycles>
    <meta:document-statistic meta:table-count="3" meta:cell-count="9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9cm" xlink:href=".." xlink:type="simple" chart:class="chart:scatter" chart:style-name="ch1">
        <chart:legend chart:legend-position="end" svg:x="12.947cm" svg:y="4.205cm" style:legend-expansion="high" chart:style-name="ch2"/>
        <chart:plot-area chart:style-name="ch3" table:cell-range-address="'Q(h)'.B17:'Q(h)'.C46" svg:x="0.42cm" svg:y="0.131cm" svg:width="12.207cm" svg:height="8.66cm">
          <chart:coordinate-region svg:x="1.518cm" svg:y="0.33cm" svg:width="10.829cm" svg:height="7.8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C17:'Q(h)'.C46" chart:class="chart:scatter">
            <chart:domain table:cell-range-address="'Q(h)'.B17:'Q(h)'.B46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Q(h)'.B17:'Q(h)'.B46</svg:desc>
                </draw:g>
              </table:table-cell>
              <table:table-cell office:value-type="float" office:value="0.341">
                <text:p>0.341</text:p>
                <draw:g>
                  <svg:desc>'Q(h)'.C17:'Q(h)'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989">
                <text:p>1.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.937">
                <text:p>2.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.245">
                <text:p>3.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.131">
                <text:p>4.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4.431">
                <text:p>4.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4.712">
                <text:p>4.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4.981">
                <text:p>4.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5.506">
                <text:p>5.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">
                <text:p>110</text:p>
              </table:table-cell>
              <table:table-cell office:value-type="float" office:value="5.685">
                <text:p>5.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5.897">
                <text:p>5.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  <table:table-cell office:value-type="float" office:value="6.108">
                <text:p>6.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6.308">
                <text:p>6.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">
                <text:p>160</text:p>
              </table:table-cell>
              <table:table-cell office:value-type="float" office:value="6.656">
                <text:p>6.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">
                <text:p>170</text:p>
              </table:table-cell>
              <table:table-cell office:value-type="float" office:value="6.865">
                <text:p>6.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">
                <text:p>180</text:p>
              </table:table-cell>
              <table:table-cell office:value-type="float" office:value="7.019">
                <text:p>7.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">
                <text:p>190</text:p>
              </table:table-cell>
              <table:table-cell office:value-type="float" office:value="7.195">
                <text:p>7.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7.394">
                <text:p>7.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7.542">
                <text:p>7.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scatter" chart:style-name="ch1">
        <chart:legend chart:legend-position="end" svg:x="13.012cm" svg:y="4.205cm" style:legend-expansion="high" chart:style-name="ch2"/>
        <chart:plot-area chart:style-name="ch3" table:cell-range-address="'Q(h)'.I17:'Q(h)'.J39" svg:x="0.319cm" svg:y="0.18cm" svg:width="12.374cm" svg:height="8.648cm">
          <chart:coordinate-region svg:x="1.602cm" svg:y="0.379cm" svg:width="10.811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J17:'Q(h)'.J39" chart:class="chart:scatter">
            <chart:domain table:cell-range-address="'Q(h)'.I17:'Q(h)'.I39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Q(h)'.I17:'Q(h)'.I39</svg:desc>
                </draw:g>
              </table:table-cell>
              <table:table-cell office:value-type="float" office:value="1.969">
                <text:p>1.969</text:p>
                <draw:g>
                  <svg:desc>'Q(h)'.J17:'Q(h)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.171">
                <text:p>4.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6.293">
                <text:p>6.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8.311">
                <text:p>8.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8.748">
                <text:p>8.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9.326">
                <text:p>9.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9.931">
                <text:p>9.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11.101">
                <text:p>11.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11.715">
                <text:p>11.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12.303">
                <text:p>12.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13.287">
                <text:p>13.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  <table:table-cell office:value-type="float" office:value="13.795">
                <text:p>13.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">
                <text:p>164</text:p>
              </table:table-cell>
              <table:table-cell office:value-type="float" office:value="14.298">
                <text:p>14.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">
                <text:p>174</text:p>
              </table:table-cell>
              <table:table-cell office:value-type="float" office:value="14.785">
                <text:p>14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">
                <text:p>184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">
                <text:p>194</text:p>
              </table:table-cell>
              <table:table-cell office:value-type="float" office:value="15.733">
                <text:p>15.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">
                <text:p>204</text:p>
              </table:table-cell>
              <table:table-cell office:value-type="float" office:value="16.084">
                <text:p>16.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